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bold" officeooo:rsid="019bc3d3" officeooo:paragraph-rsid="02276347" style:font-weight-asian="bold" style:font-weight-complex="bold"/>
    </style:style>
    <style:style style:name="P58" style:family="paragraph" style:parent-style-name="Text_20_body">
      <style:text-properties fo:font-weight="bold" officeooo:rsid="019bc3d3" officeooo:paragraph-rsid="023e56c5" style:font-weight-asian="bold" style:font-weight-complex="bold"/>
    </style:style>
    <style:style style:name="P59" style:family="paragraph" style:parent-style-name="Text_20_body">
      <style:text-properties fo:font-weight="bold" officeooo:rsid="019bc3d3" officeooo:paragraph-rsid="02efea6f" style:font-weight-asian="bold" style:font-weight-complex="bold"/>
    </style:style>
    <style:style style:name="P60" style:family="paragraph" style:parent-style-name="Text_20_body">
      <style:text-properties fo:font-weight="bold" officeooo:rsid="019bc3d3" officeooo:paragraph-rsid="034daf28" style:font-weight-asian="bold" style:font-weight-complex="bold"/>
    </style:style>
    <style:style style:name="P61" style:family="paragraph" style:parent-style-name="Text_20_body">
      <style:text-properties fo:font-weight="bold" officeooo:rsid="019bc3d3" officeooo:paragraph-rsid="01d2bef5" style:font-weight-asian="bold" style:font-weight-complex="bold"/>
    </style:style>
    <style:style style:name="P62" style:family="paragraph" style:parent-style-name="Text_20_body">
      <style:text-properties fo:font-weight="bold" officeooo:rsid="01906aa2" officeooo:paragraph-rsid="03e0c4ab" style:font-weight-asian="bold" style:font-weight-complex="bold"/>
    </style:style>
    <style:style style:name="P63" style:family="paragraph" style:parent-style-name="Text_20_body">
      <style:text-properties fo:font-weight="bold" officeooo:rsid="025ccdd7" officeooo:paragraph-rsid="03525f4b" style:font-weight-asian="bold" style:font-weight-complex="bold"/>
    </style:style>
    <style:style style:name="P64" style:family="paragraph" style:parent-style-name="Text_20_body">
      <style:text-properties fo:font-weight="bold" officeooo:rsid="03ab55a6" officeooo:paragraph-rsid="03e0c4ab" style:font-weight-asian="bold" style:font-weight-complex="bold"/>
    </style:style>
    <style:style style:name="P65" style:family="paragraph" style:parent-style-name="Text_20_body">
      <style:text-properties fo:font-weight="bold" officeooo:rsid="03ab55a6" officeooo:paragraph-rsid="0458b771" style:font-weight-asian="bold" style:font-weight-complex="bold"/>
    </style:style>
    <style:style style:name="P66" style:family="paragraph" style:parent-style-name="Text_20_body">
      <style:text-properties fo:font-weight="bold" officeooo:rsid="03ba8106" officeooo:paragraph-rsid="03bc1362" style:font-weight-asian="bold" style:font-weight-complex="bold"/>
    </style:style>
    <style:style style:name="P67" style:family="paragraph" style:parent-style-name="Text_20_body">
      <style:text-properties fo:font-weight="bold" officeooo:rsid="03102cd1" officeooo:paragraph-rsid="03e0c4ab" style:font-weight-asian="bold" style:font-weight-complex="bold"/>
    </style:style>
    <style:style style:name="P68" style:family="paragraph" style:parent-style-name="Text_20_body">
      <style:text-properties fo:font-weight="bold" officeooo:rsid="024c667e" officeooo:paragraph-rsid="04677c2d" style:font-weight-asian="bold" style:font-weight-complex="bold"/>
    </style:style>
    <style:style style:name="P69" style:family="paragraph" style:parent-style-name="Text_20_body">
      <style:text-properties fo:font-weight="bold" officeooo:paragraph-rsid="016d253d" style:font-weight-asian="bold" style:font-weight-complex="bold"/>
    </style:style>
    <style:style style:name="P70" style:family="paragraph" style:parent-style-name="Text_20_body">
      <style:text-properties fo:font-weight="bold" officeooo:rsid="016f8b5e" officeooo:paragraph-rsid="016f8b5e" style:font-weight-asian="bold" style:font-weight-complex="bold"/>
    </style:style>
    <style:style style:name="P71" style:family="paragraph" style:parent-style-name="Text_20_body">
      <style:text-properties fo:font-weight="bold" officeooo:rsid="017402c1" officeooo:paragraph-rsid="017402c1" style:font-weight-asian="bold" style:font-weight-complex="bold"/>
    </style:style>
    <style:style style:name="P72" style:family="paragraph" style:parent-style-name="Text_20_body">
      <style:text-properties fo:font-weight="bold" officeooo:rsid="01763b46" officeooo:paragraph-rsid="01b88182" style:font-weight-asian="bold" style:font-weight-complex="bold"/>
    </style:style>
    <style:style style:name="P73" style:family="paragraph" style:parent-style-name="Text_20_body">
      <style:text-properties fo:font-weight="bold" officeooo:rsid="0176fe1a" officeooo:paragraph-rsid="0176fe1a" style:font-weight-asian="bold" style:font-weight-complex="bold"/>
    </style:style>
    <style:style style:name="P74" style:family="paragraph" style:parent-style-name="Text_20_body">
      <style:text-properties fo:font-weight="bold" officeooo:rsid="036193af" officeooo:paragraph-rsid="020ed5b3" style:font-weight-asian="bold" style:font-weight-complex="bold"/>
    </style:style>
    <style:style style:name="P75" style:family="paragraph" style:parent-style-name="Text_20_body">
      <style:paragraph-properties fo:text-align="center" style:justify-single-word="false"/>
      <style:text-properties officeooo:rsid="02624ea8" officeooo:paragraph-rsid="02624ea8"/>
    </style:style>
    <style:style style:name="P76" style:family="paragraph" style:parent-style-name="Text_20_body">
      <style:text-properties officeooo:rsid="02624ea8" officeooo:paragraph-rsid="02ab06dc"/>
    </style:style>
    <style:style style:name="P77" style:family="paragraph" style:parent-style-name="Text_20_body">
      <style:text-properties officeooo:rsid="0275acba" officeooo:paragraph-rsid="0275acba"/>
    </style:style>
    <style:style style:name="P78" style:family="paragraph" style:parent-style-name="Text_20_body">
      <style:text-properties officeooo:rsid="0275acba" officeooo:paragraph-rsid="02f7fee3"/>
    </style:style>
    <style:style style:name="P79" style:family="paragraph" style:parent-style-name="Text_20_body">
      <style:text-properties officeooo:rsid="02b5b150" officeooo:paragraph-rsid="02b5b150"/>
    </style:style>
    <style:style style:name="P80" style:family="paragraph" style:parent-style-name="Text_20_body">
      <style:paragraph-properties fo:text-align="center" style:justify-single-word="false"/>
      <style:text-properties officeooo:rsid="02b5b150" officeooo:paragraph-rsid="02b5b150"/>
    </style:style>
    <style:style style:name="P81" style:family="paragraph" style:parent-style-name="Text_20_body">
      <style:text-properties officeooo:rsid="02ca3366" officeooo:paragraph-rsid="02ca3366"/>
    </style:style>
    <style:style style:name="P82" style:family="paragraph" style:parent-style-name="Text_20_body">
      <style:text-properties officeooo:rsid="031a426a" officeooo:paragraph-rsid="0340dd4e"/>
    </style:style>
    <style:style style:name="P83" style:family="paragraph" style:parent-style-name="Text_20_body">
      <style:text-properties officeooo:rsid="031a426a" officeooo:paragraph-rsid="031a426a"/>
    </style:style>
    <style:style style:name="P84" style:family="paragraph" style:parent-style-name="Text_20_body">
      <style:text-properties officeooo:rsid="03172b5c"/>
    </style:style>
    <style:style style:name="P85" style:family="paragraph" style:parent-style-name="Text_20_body">
      <style:text-properties officeooo:rsid="03172b5c" officeooo:paragraph-rsid="03172b5c"/>
    </style:style>
    <style:style style:name="P86" style:family="paragraph" style:parent-style-name="Text_20_body">
      <style:text-properties officeooo:rsid="03239107" officeooo:paragraph-rsid="0327cc61"/>
    </style:style>
    <style:style style:name="P87" style:family="paragraph" style:parent-style-name="Text_20_body">
      <style:text-properties officeooo:rsid="032e0234"/>
    </style:style>
    <style:style style:name="P88" style:family="paragraph" style:parent-style-name="Text_20_body">
      <style:text-properties officeooo:rsid="032e0234" officeooo:paragraph-rsid="032e0234"/>
    </style:style>
    <style:style style:name="P89" style:family="paragraph" style:parent-style-name="Text_20_body">
      <style:text-properties fo:font-style="normal" officeooo:rsid="034969da" officeooo:paragraph-rsid="034969da" style:font-style-asian="normal" style:font-style-complex="normal"/>
    </style:style>
    <style:style style:name="P90" style:family="paragraph" style:parent-style-name="Text_20_body">
      <style:text-properties fo:font-style="normal" officeooo:rsid="034969da" officeooo:paragraph-rsid="03f09eb0"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280d57f" officeooo:paragraph-rsid="0280d57f" style:font-style-asian="normal" style:font-style-complex="normal"/>
    </style:style>
    <style:style style:name="P95" style:family="paragraph" style:parent-style-name="Text_20_body">
      <style:text-properties fo:font-style="normal" officeooo:rsid="0272dcef" officeooo:paragraph-rsid="027f7095" style:font-style-asian="normal" style:font-style-complex="normal"/>
    </style:style>
    <style:style style:name="P96" style:family="paragraph" style:parent-style-name="Text_20_body">
      <style:text-properties fo:font-style="normal" officeooo:rsid="03c4188b" officeooo:paragraph-rsid="03c4188b" style:font-style-asian="normal" style:font-style-complex="normal"/>
    </style:style>
    <style:style style:name="P97" style:family="paragraph" style:parent-style-name="Text_20_body">
      <style:text-properties fo:font-style="normal" officeooo:rsid="03c52263" officeooo:paragraph-rsid="03c52263"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paragraph-rsid="01c13e61"/>
    </style:style>
    <style:style style:name="P129" style:family="paragraph" style:parent-style-name="Text_20_body">
      <style:text-properties officeooo:rsid="0085f630" officeooo:paragraph-rsid="01f91b60"/>
    </style:style>
    <style:style style:name="P130" style:family="paragraph" style:parent-style-name="Text_20_body">
      <style:text-properties officeooo:rsid="01801819" officeooo:paragraph-rsid="02039c43"/>
    </style:style>
    <style:style style:name="P131" style:family="paragraph" style:parent-style-name="Text_20_body">
      <style:text-properties officeooo:rsid="018bd937" officeooo:paragraph-rsid="0203ff92"/>
    </style:style>
    <style:style style:name="P132" style:family="paragraph" style:parent-style-name="Text_20_body">
      <style:text-properties officeooo:paragraph-rsid="03a5f13c"/>
    </style:style>
    <style:style style:name="P133" style:family="paragraph" style:parent-style-name="Text_20_body">
      <style:text-properties officeooo:rsid="027b1618" officeooo:paragraph-rsid="02b9358e"/>
    </style:style>
    <style:style style:name="P134" style:family="paragraph" style:parent-style-name="Text_20_body">
      <style:text-properties officeooo:rsid="041568db" officeooo:paragraph-rsid="017aef89"/>
    </style:style>
    <style:style style:name="P135" style:family="paragraph" style:parent-style-name="Text_20_body">
      <style:text-properties officeooo:rsid="041568db" officeooo:paragraph-rsid="031b2329"/>
    </style:style>
    <style:style style:name="P136" style:family="paragraph" style:parent-style-name="Text_20_body">
      <style:text-properties officeooo:rsid="032be77a" officeooo:paragraph-rsid="034a5b24"/>
    </style:style>
    <style:style style:name="P137" style:family="paragraph" style:parent-style-name="Text_20_body">
      <style:text-properties officeooo:rsid="033a67a2" officeooo:paragraph-rsid="034a5b24"/>
    </style:style>
    <style:style style:name="P138" style:family="paragraph" style:parent-style-name="Text_20_body">
      <style:text-properties officeooo:rsid="033fc09c" officeooo:paragraph-rsid="034a5b24"/>
    </style:style>
    <style:style style:name="P139" style:family="paragraph" style:parent-style-name="Text_20_body">
      <style:text-properties officeooo:rsid="033fc09c" officeooo:paragraph-rsid="037f2449"/>
    </style:style>
    <style:style style:name="P140" style:family="paragraph" style:parent-style-name="Text_20_body">
      <style:text-properties officeooo:paragraph-rsid="034a5b24"/>
    </style:style>
    <style:style style:name="P141" style:family="paragraph" style:parent-style-name="Text_20_body">
      <style:text-properties officeooo:paragraph-rsid="034c0b41"/>
    </style:style>
    <style:style style:name="P142" style:family="paragraph" style:parent-style-name="Text_20_body">
      <style:text-properties officeooo:rsid="034c0b41" officeooo:paragraph-rsid="0355a893"/>
    </style:style>
    <style:style style:name="P143" style:family="paragraph" style:parent-style-name="Text_20_body">
      <style:text-properties officeooo:rsid="0375944b" officeooo:paragraph-rsid="0375944b"/>
    </style:style>
    <style:style style:name="P144" style:family="paragraph" style:parent-style-name="Text_20_body">
      <style:text-properties officeooo:rsid="0375944b" officeooo:paragraph-rsid="03779096"/>
    </style:style>
    <style:style style:name="P145" style:family="paragraph" style:parent-style-name="Text_20_body">
      <style:text-properties officeooo:rsid="03779096" officeooo:paragraph-rsid="037a97a5"/>
    </style:style>
    <style:style style:name="P146" style:family="paragraph" style:parent-style-name="Text_20_body">
      <style:text-properties officeooo:paragraph-rsid="035c066b"/>
    </style:style>
    <style:style style:name="P147" style:family="paragraph" style:parent-style-name="Text_20_body">
      <style:text-properties officeooo:rsid="0382e82e" officeooo:paragraph-rsid="0382e82e"/>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Text_20_body">
      <style:text-properties officeooo:rsid="0322a0ad" officeooo:paragraph-rsid="0322a0ad"/>
    </style:style>
    <style:style style:name="P154" style:family="paragraph" style:parent-style-name="Text_20_body">
      <style:text-properties officeooo:rsid="03b049eb" officeooo:paragraph-rsid="03b049eb"/>
    </style:style>
    <style:style style:name="P155" style:family="paragraph" style:parent-style-name="Text_20_body">
      <style:text-properties officeooo:rsid="03b2e796" officeooo:paragraph-rsid="03b2e796"/>
    </style:style>
    <style:style style:name="P156" style:family="paragraph" style:parent-style-name="Text_20_body">
      <style:text-properties officeooo:rsid="03b6da38" officeooo:paragraph-rsid="03b6da38"/>
    </style:style>
    <style:style style:name="P157" style:family="paragraph" style:parent-style-name="Text_20_body">
      <style:text-properties officeooo:rsid="03b837d2" officeooo:paragraph-rsid="03b837d2"/>
    </style:style>
    <style:style style:name="P158" style:family="paragraph" style:parent-style-name="Text_20_body">
      <style:text-properties officeooo:rsid="03b8cc40" officeooo:paragraph-rsid="03b8cc40"/>
    </style:style>
    <style:style style:name="P159" style:family="paragraph" style:parent-style-name="Text_20_body">
      <style:text-properties officeooo:rsid="03bc815e" officeooo:paragraph-rsid="03bc815e"/>
    </style:style>
    <style:style style:name="P160" style:family="paragraph" style:parent-style-name="Text_20_body">
      <style:text-properties officeooo:rsid="03d7e15a" officeooo:paragraph-rsid="03d7e15a"/>
    </style:style>
    <style:style style:name="P161" style:family="paragraph" style:parent-style-name="Text_20_body">
      <style:text-properties officeooo:rsid="03acac29" officeooo:paragraph-rsid="03e3ad63"/>
    </style:style>
    <style:style style:name="P162" style:family="paragraph" style:parent-style-name="Text_20_body">
      <style:text-properties officeooo:rsid="03f7d9bd" officeooo:paragraph-rsid="03f7d9bd"/>
    </style:style>
    <style:style style:name="P163" style:family="paragraph" style:parent-style-name="Text_20_body">
      <style:text-properties officeooo:rsid="03f7d9bd" officeooo:paragraph-rsid="04269304"/>
    </style:style>
    <style:style style:name="P164" style:family="paragraph" style:parent-style-name="Text_20_body">
      <style:text-properties officeooo:rsid="03f7d9bd" officeooo:paragraph-rsid="0457324a"/>
    </style:style>
    <style:style style:name="P165" style:family="paragraph" style:parent-style-name="Text_20_body">
      <style:text-properties officeooo:rsid="03f7d9bd" officeooo:paragraph-rsid="045ee805"/>
    </style:style>
    <style:style style:name="P166" style:family="paragraph" style:parent-style-name="Text_20_body">
      <style:text-properties officeooo:rsid="03f7d9bd" officeooo:paragraph-rsid="04af9d16"/>
    </style:style>
    <style:style style:name="P167" style:family="paragraph" style:parent-style-name="Text_20_body">
      <style:text-properties officeooo:rsid="03f7d9bd" officeooo:paragraph-rsid="0483cc34"/>
    </style:style>
    <style:style style:name="P168" style:family="paragraph" style:parent-style-name="Text_20_body">
      <style:text-properties officeooo:rsid="03fedea6" officeooo:paragraph-rsid="03fedea6"/>
    </style:style>
    <style:style style:name="P169" style:family="paragraph" style:parent-style-name="Text_20_body">
      <style:text-properties officeooo:rsid="04231e0c" officeooo:paragraph-rsid="04231e0c"/>
    </style:style>
    <style:style style:name="P170" style:family="paragraph" style:parent-style-name="Text_20_body">
      <style:text-properties officeooo:paragraph-rsid="04231e0c"/>
    </style:style>
    <style:style style:name="P171" style:family="paragraph" style:parent-style-name="Text_20_body">
      <style:text-properties officeooo:rsid="0439ec41" officeooo:paragraph-rsid="0439ec41"/>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39ec41" officeooo:paragraph-rsid="045ee805"/>
    </style:style>
    <style:style style:name="P174" style:family="paragraph" style:parent-style-name="Text_20_body">
      <style:text-properties officeooo:rsid="0439ec41" officeooo:paragraph-rsid="050d25e0"/>
    </style:style>
    <style:style style:name="P175" style:family="paragraph" style:parent-style-name="Text_20_body">
      <style:text-properties officeooo:rsid="044cd281" officeooo:paragraph-rsid="044cd281"/>
    </style:style>
    <style:style style:name="P176" style:family="paragraph" style:parent-style-name="Text_20_body">
      <style:text-properties officeooo:rsid="044cd281" officeooo:paragraph-rsid="0457324a"/>
    </style:style>
    <style:style style:name="P177" style:family="paragraph" style:parent-style-name="Text_20_body">
      <style:text-properties officeooo:rsid="044cd281" officeooo:paragraph-rsid="045ee805"/>
    </style:style>
    <style:style style:name="P178" style:family="paragraph" style:parent-style-name="Text_20_body">
      <style:text-properties officeooo:rsid="043ed011" officeooo:paragraph-rsid="044cd281"/>
    </style:style>
    <style:style style:name="P179" style:family="paragraph" style:parent-style-name="Text_20_body">
      <style:text-properties officeooo:rsid="04608545" officeooo:paragraph-rsid="04608545"/>
    </style:style>
    <style:style style:name="P180" style:family="paragraph" style:parent-style-name="Text_20_body">
      <style:text-properties officeooo:rsid="04636293" officeooo:paragraph-rsid="04636293"/>
    </style:style>
    <style:style style:name="P181" style:family="paragraph" style:parent-style-name="Text_20_body">
      <style:text-properties officeooo:rsid="04636293" officeooo:paragraph-rsid="04dc3a2f"/>
    </style:style>
    <style:style style:name="P182" style:family="paragraph" style:parent-style-name="Text_20_body">
      <style:text-properties officeooo:rsid="04636293" officeooo:paragraph-rsid="04facb22"/>
    </style:style>
    <style:style style:name="P183" style:family="paragraph" style:parent-style-name="Text_20_body">
      <style:text-properties officeooo:rsid="0492e8c4" officeooo:paragraph-rsid="0492e8c4"/>
    </style:style>
    <style:style style:name="P184" style:family="paragraph" style:parent-style-name="Text_20_body">
      <style:text-properties officeooo:rsid="04939d9a" officeooo:paragraph-rsid="04939d9a"/>
    </style:style>
    <style:style style:name="P185" style:family="paragraph" style:parent-style-name="Text_20_body">
      <style:text-properties officeooo:rsid="04939d9a" officeooo:paragraph-rsid="04b0f788"/>
    </style:style>
    <style:style style:name="P186" style:family="paragraph" style:parent-style-name="Text_20_body">
      <style:text-properties officeooo:rsid="04982685" officeooo:paragraph-rsid="04982685"/>
    </style:style>
    <style:style style:name="P187" style:family="paragraph" style:parent-style-name="Text_20_body">
      <style:text-properties officeooo:rsid="04982685" officeooo:paragraph-rsid="04a36b0f"/>
    </style:style>
    <style:style style:name="P188" style:family="paragraph" style:parent-style-name="Text_20_body">
      <style:text-properties officeooo:rsid="04b0f788" officeooo:paragraph-rsid="04b0f788"/>
    </style:style>
    <style:style style:name="P189" style:family="paragraph" style:parent-style-name="Text_20_body">
      <style:text-properties officeooo:rsid="04b0f788" officeooo:paragraph-rsid="050d25e0"/>
    </style:style>
    <style:style style:name="P190" style:family="paragraph" style:parent-style-name="Text_20_body">
      <style:text-properties officeooo:rsid="04b6ff30" officeooo:paragraph-rsid="04b6ff30"/>
    </style:style>
    <style:style style:name="P191" style:family="paragraph" style:parent-style-name="Text_20_body">
      <style:text-properties officeooo:rsid="04d1db3a" officeooo:paragraph-rsid="04d1db3a"/>
    </style:style>
    <style:style style:name="P192" style:family="paragraph" style:parent-style-name="Text_20_body">
      <style:text-properties officeooo:rsid="04a36b0f"/>
    </style:style>
    <style:style style:name="P193" style:family="paragraph" style:parent-style-name="Text_20_body">
      <style:text-properties officeooo:rsid="04a36b0f" officeooo:paragraph-rsid="04a89684"/>
    </style:style>
    <style:style style:name="P194" style:family="paragraph" style:parent-style-name="Text_20_body">
      <style:text-properties officeooo:rsid="04da95bb" officeooo:paragraph-rsid="04dc3a2f"/>
    </style:style>
    <style:style style:name="P195" style:family="paragraph" style:parent-style-name="Text_20_body">
      <style:text-properties officeooo:rsid="04da95bb" officeooo:paragraph-rsid="04f46648"/>
    </style:style>
    <style:style style:name="P196" style:family="paragraph" style:parent-style-name="Text_20_body">
      <style:text-properties officeooo:rsid="04e947f1" officeooo:paragraph-rsid="04e947f1"/>
    </style:style>
    <style:style style:name="P197" style:family="paragraph" style:parent-style-name="Text_20_body">
      <style:text-properties officeooo:rsid="04f0ebbd" officeooo:paragraph-rsid="04f11e74"/>
    </style:style>
    <style:style style:name="P198" style:family="paragraph" style:parent-style-name="Text_20_body">
      <style:text-properties officeooo:rsid="04f77f2e" officeooo:paragraph-rsid="04f77f2e"/>
    </style:style>
    <style:style style:name="P199" style:family="paragraph" style:parent-style-name="Text_20_body">
      <style:text-properties officeooo:rsid="04facb22" officeooo:paragraph-rsid="050a1928"/>
    </style:style>
    <style:style style:name="P200" style:family="paragraph" style:parent-style-name="Text_20_body">
      <style:text-properties officeooo:rsid="050d25e0" officeooo:paragraph-rsid="050d25e0"/>
    </style:style>
    <style:style style:name="P201" style:family="paragraph" style:parent-style-name="Text_20_body">
      <style:text-properties officeooo:rsid="03f98ec9" officeooo:paragraph-rsid="050d25e0"/>
    </style:style>
    <style:style style:name="P202" style:family="paragraph" style:parent-style-name="Text_20_body">
      <style:text-properties officeooo:rsid="0470bdc3" officeooo:paragraph-rsid="0512de39"/>
    </style:style>
    <style:style style:name="P203" style:family="paragraph" style:parent-style-name="Text_20_body">
      <style:text-properties officeooo:rsid="05178649" officeooo:paragraph-rsid="05178649"/>
    </style:style>
    <style:style style:name="P204" style:family="paragraph" style:parent-style-name="Text_20_body">
      <style:text-properties fo:color="#990000" officeooo:rsid="03b8cc40" officeooo:paragraph-rsid="03b8cc40"/>
    </style:style>
    <style:style style:name="P205" style:family="paragraph" style:parent-style-name="Text_20_body">
      <style:text-properties officeooo:rsid="027136ec" officeooo:paragraph-rsid="05265063"/>
    </style:style>
    <style:style style:name="P206" style:family="paragraph" style:parent-style-name="Text_20_body">
      <style:text-properties officeooo:rsid="052ad464" officeooo:paragraph-rsid="052ad464"/>
    </style:style>
    <style:style style:name="P207" style:family="paragraph" style:parent-style-name="Standard">
      <style:text-properties officeooo:rsid="0057321f" officeooo:paragraph-rsid="0057321f"/>
    </style:style>
    <style:style style:name="P208" style:family="paragraph" style:parent-style-name="Standard">
      <style:text-properties officeooo:rsid="005e76b5" officeooo:paragraph-rsid="006c9f6e"/>
    </style:style>
    <style:style style:name="P209" style:family="paragraph" style:parent-style-name="Standard">
      <style:text-properties officeooo:rsid="00735414" officeooo:paragraph-rsid="00818527"/>
    </style:style>
    <style:style style:name="P210" style:family="paragraph" style:parent-style-name="Standard">
      <style:text-properties officeooo:rsid="00735414" officeooo:paragraph-rsid="050b53fd"/>
    </style:style>
    <style:style style:name="P211" style:family="paragraph" style:parent-style-name="Standard">
      <style:text-properties officeooo:rsid="0085687e" officeooo:paragraph-rsid="009e3450"/>
    </style:style>
    <style:style style:name="P212" style:family="paragraph" style:parent-style-name="Standard">
      <style:text-properties officeooo:rsid="00dafa2c" officeooo:paragraph-rsid="00dafa2c"/>
    </style:style>
    <style:style style:name="P213" style:family="paragraph" style:parent-style-name="Standard">
      <style:text-properties officeooo:rsid="00ddbf8f" officeooo:paragraph-rsid="00ddbf8f"/>
    </style:style>
    <style:style style:name="P214" style:family="paragraph" style:parent-style-name="Standard">
      <style:text-properties officeooo:rsid="00ddbf8f" officeooo:paragraph-rsid="050b53fd"/>
    </style:style>
    <style:style style:name="P215" style:family="paragraph" style:parent-style-name="Standard">
      <style:text-properties officeooo:rsid="00eb886c" officeooo:paragraph-rsid="00f59f77"/>
    </style:style>
    <style:style style:name="P216" style:family="paragraph" style:parent-style-name="Standard">
      <style:text-properties officeooo:rsid="00eb886c" officeooo:paragraph-rsid="050ba0ee"/>
    </style:style>
    <style:style style:name="P217" style:family="paragraph" style:parent-style-name="Standard">
      <style:text-properties officeooo:rsid="01001564" officeooo:paragraph-rsid="01001564"/>
    </style:style>
    <style:style style:name="P218" style:family="paragraph" style:parent-style-name="Standard">
      <style:text-properties officeooo:rsid="01001564" officeooo:paragraph-rsid="050ba0ee"/>
    </style:style>
    <style:style style:name="P219" style:family="paragraph" style:parent-style-name="Standard">
      <style:text-properties officeooo:paragraph-rsid="00570938"/>
    </style:style>
    <style:style style:name="P220" style:family="paragraph" style:parent-style-name="Standard">
      <style:text-properties officeooo:rsid="00570938" officeooo:paragraph-rsid="00570938"/>
    </style:style>
    <style:style style:name="P221" style:family="paragraph" style:parent-style-name="Standard">
      <style:text-properties officeooo:rsid="0111c7e2" officeooo:paragraph-rsid="0111c7e2"/>
    </style:style>
    <style:style style:name="P222" style:family="paragraph" style:parent-style-name="Standard">
      <style:text-properties officeooo:rsid="0111c7e2" officeooo:paragraph-rsid="050ba0ee"/>
    </style:style>
    <style:style style:name="P223" style:family="paragraph" style:parent-style-name="Standard">
      <style:text-properties officeooo:rsid="011a2c8a" officeooo:paragraph-rsid="011e3880"/>
    </style:style>
    <style:style style:name="P224" style:family="paragraph" style:parent-style-name="Standard">
      <style:text-properties officeooo:rsid="011a2c8a" officeooo:paragraph-rsid="050ba0ee"/>
    </style:style>
    <style:style style:name="P225" style:family="paragraph" style:parent-style-name="Standard">
      <style:text-properties officeooo:rsid="011f99cd" officeooo:paragraph-rsid="011f99cd"/>
    </style:style>
    <style:style style:name="P226" style:family="paragraph" style:parent-style-name="Standard">
      <style:text-properties officeooo:rsid="011f99cd" officeooo:paragraph-rsid="050ba0ee"/>
    </style:style>
    <style:style style:name="P227" style:family="paragraph" style:parent-style-name="Standard">
      <style:text-properties officeooo:rsid="00a2d36d" officeooo:paragraph-rsid="00b461b9"/>
    </style:style>
    <style:style style:name="P228" style:family="paragraph" style:parent-style-name="Standard">
      <style:text-properties officeooo:rsid="00a2d36d" officeooo:paragraph-rsid="011f99cd"/>
    </style:style>
    <style:style style:name="P229" style:family="paragraph" style:parent-style-name="Standard">
      <style:text-properties officeooo:rsid="00a2dbcd" officeooo:paragraph-rsid="013fc604"/>
    </style:style>
    <style:style style:name="P230" style:family="paragraph" style:parent-style-name="Standard">
      <style:text-properties officeooo:rsid="00a2dbcd" officeooo:paragraph-rsid="01438f1d"/>
    </style:style>
    <style:style style:name="P231" style:family="paragraph" style:parent-style-name="Standard">
      <style:text-properties officeooo:rsid="00a2dbcd" officeooo:paragraph-rsid="014978ae"/>
    </style:style>
    <style:style style:name="P232" style:family="paragraph" style:parent-style-name="Standard">
      <style:text-properties officeooo:rsid="00a2dbcd" officeooo:paragraph-rsid="016ebc8e"/>
    </style:style>
    <style:style style:name="P233" style:family="paragraph" style:parent-style-name="Standard">
      <style:text-properties officeooo:rsid="00a2dbcd" officeooo:paragraph-rsid="019f2053"/>
    </style:style>
    <style:style style:name="P234" style:family="paragraph" style:parent-style-name="Standard">
      <style:text-properties officeooo:rsid="00a2dbcd" officeooo:paragraph-rsid="0155fc47"/>
    </style:style>
    <style:style style:name="P235" style:family="paragraph" style:parent-style-name="Standard">
      <style:text-properties officeooo:rsid="017e91f8" officeooo:paragraph-rsid="017e91f8"/>
    </style:style>
    <style:style style:name="P236" style:family="paragraph" style:parent-style-name="Standard">
      <style:text-properties officeooo:rsid="019f2053" officeooo:paragraph-rsid="01a1269b"/>
    </style:style>
    <style:style style:name="P237" style:family="paragraph" style:parent-style-name="Standard">
      <style:text-properties officeooo:rsid="0364ec3c" officeooo:paragraph-rsid="0364ec3c"/>
    </style:style>
    <style:style style:name="P238" style:family="paragraph" style:parent-style-name="Standard">
      <style:text-properties officeooo:rsid="03667c62" officeooo:paragraph-rsid="03667c62"/>
    </style:style>
    <style:style style:name="P239" style:family="paragraph" style:parent-style-name="Standard">
      <style:text-properties officeooo:paragraph-rsid="050b53fd"/>
    </style:style>
    <style:style style:name="P240" style:family="paragraph" style:parent-style-name="Standard">
      <style:text-properties officeooo:rsid="006013a4" officeooo:paragraph-rsid="050b53fd"/>
    </style:style>
    <style:style style:name="P241" style:family="paragraph" style:parent-style-name="Standard">
      <style:text-properties officeooo:paragraph-rsid="05265063"/>
    </style:style>
    <style:style style:name="P242" style:family="paragraph" style:parent-style-name="Author">
      <style:text-properties officeooo:rsid="00bb700a" officeooo:paragraph-rsid="00bb700a"/>
    </style:style>
    <style:style style:name="P243" style:family="paragraph" style:parent-style-name="Author">
      <style:text-properties officeooo:rsid="00bb700a" officeooo:paragraph-rsid="016da5a1"/>
    </style:style>
    <style:style style:name="P244" style:family="paragraph" style:parent-style-name="Author">
      <style:text-properties officeooo:rsid="00bb700a" officeooo:paragraph-rsid="03a73593"/>
    </style:style>
    <style:style style:name="P245" style:family="paragraph" style:parent-style-name="Quotations">
      <style:text-properties officeooo:rsid="010c5533" officeooo:paragraph-rsid="010c5533"/>
    </style:style>
    <style:style style:name="P246" style:family="paragraph" style:parent-style-name="Standard">
      <style:paragraph-properties fo:break-before="page"/>
    </style:style>
    <style:style style:name="P247" style:family="paragraph" style:parent-style-name="Standard">
      <style:paragraph-properties fo:break-before="page"/>
      <style:text-properties officeooo:rsid="011f99cd" officeooo:paragraph-rsid="011f99cd"/>
    </style:style>
    <style:style style:name="P248" style:family="paragraph" style:parent-style-name="Standard">
      <style:paragraph-properties fo:break-before="page"/>
      <style:text-properties officeooo:rsid="017e91f8" officeooo:paragraph-rsid="017e91f8"/>
    </style:style>
    <style:style style:name="P249" style:family="paragraph" style:parent-style-name="Standard">
      <style:paragraph-properties fo:break-before="page"/>
      <style:text-properties officeooo:rsid="00a2d36d" officeooo:paragraph-rsid="011f99cd"/>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text-properties officeooo:rsid="023cb190" officeooo:paragraph-rsid="023cb190"/>
    </style:style>
    <style:style style:name="P252" style:family="paragraph" style:parent-style-name="Table_20_Contents">
      <style:paragraph-properties fo:text-align="center" style:justify-single-word="false"/>
      <style:text-properties officeooo:rsid="023b1690" officeooo:paragraph-rsid="023b1690"/>
    </style:style>
    <style:style style:name="P253" style:family="paragraph" style:parent-style-name="Table_20_Contents">
      <style:paragraph-properties fo:text-align="center" style:justify-single-word="false"/>
      <style:text-properties officeooo:rsid="0239df5f" officeooo:paragraph-rsid="0239df5f"/>
    </style:style>
    <style:style style:name="P25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5" style:family="paragraph" style:parent-style-name="Text_20_body" style:list-style-name="L1">
      <style:text-properties officeooo:rsid="0466b097" officeooo:paragraph-rsid="0488b6a9"/>
    </style:style>
    <style:style style:name="P256" style:family="paragraph" style:parent-style-name="Text_20_body" style:list-style-name="L2">
      <style:text-properties officeooo:rsid="0466b097" officeooo:paragraph-rsid="0488b6a9"/>
    </style:style>
    <style:style style:name="P257" style:family="paragraph" style:parent-style-name="Text_20_body" style:list-style-name="L3">
      <style:text-properties officeooo:rsid="0466b097" officeooo:paragraph-rsid="047df607"/>
    </style:style>
    <style:style style:name="P258" style:family="paragraph" style:parent-style-name="Text_20_body" style:list-style-name="L7">
      <style:text-properties officeooo:rsid="0466b097" officeooo:paragraph-rsid="0491aeb2"/>
    </style:style>
    <style:style style:name="P259" style:family="paragraph" style:parent-style-name="Text_20_body" style:list-style-name="L7">
      <style:text-properties officeooo:rsid="0466b097" officeooo:paragraph-rsid="0492e8c4"/>
    </style:style>
    <style:style style:name="P260" style:family="paragraph" style:parent-style-name="Text_20_body" style:list-style-name="L11">
      <style:text-properties officeooo:rsid="0466b097" officeooo:paragraph-rsid="0477c584"/>
    </style:style>
    <style:style style:name="P261" style:family="paragraph" style:parent-style-name="Text_20_body" style:list-style-name="L12">
      <style:text-properties officeooo:rsid="0466b097" officeooo:paragraph-rsid="049584da"/>
    </style:style>
    <style:style style:name="P262" style:family="paragraph" style:parent-style-name="Text_20_body" style:list-style-name="L14">
      <style:text-properties officeooo:rsid="0466b097" officeooo:paragraph-rsid="04b0f788"/>
    </style:style>
    <style:style style:name="P263" style:family="paragraph" style:parent-style-name="Text_20_body" style:list-style-name="L16">
      <style:text-properties officeooo:rsid="0466b097" officeooo:paragraph-rsid="04b0f788"/>
    </style:style>
    <style:style style:name="P264" style:family="paragraph" style:parent-style-name="Text_20_body" style:list-style-name="L1">
      <style:text-properties officeooo:rsid="03cc0228" officeooo:paragraph-rsid="03cc0228"/>
    </style:style>
    <style:style style:name="P265" style:family="paragraph" style:parent-style-name="Text_20_body" style:list-style-name="L2">
      <style:text-properties officeooo:rsid="03c52263" officeooo:paragraph-rsid="03c52263"/>
    </style:style>
    <style:style style:name="P266" style:family="paragraph" style:parent-style-name="Text_20_body" style:list-style-name="L2">
      <style:text-properties officeooo:rsid="03c52263" officeooo:paragraph-rsid="03cdb5ba"/>
    </style:style>
    <style:style style:name="P267" style:family="paragraph" style:parent-style-name="Text_20_body" style:list-style-name="L3">
      <style:text-properties officeooo:rsid="03c52263" officeooo:paragraph-rsid="04022d68"/>
    </style:style>
    <style:style style:name="P268" style:family="paragraph" style:parent-style-name="Text_20_body" style:list-style-name="L2">
      <style:text-properties fo:font-style="normal" officeooo:rsid="03d90626" officeooo:paragraph-rsid="03d90626" style:font-style-asian="normal" style:font-style-complex="normal"/>
    </style:style>
    <style:style style:name="P269" style:family="paragraph" style:parent-style-name="Text_20_body" style:list-style-name="L3">
      <style:text-properties fo:font-style="normal" officeooo:rsid="041b0ff7" officeooo:paragraph-rsid="041b0ff7" style:font-style-asian="normal" style:font-style-complex="normal"/>
    </style:style>
    <style:style style:name="P270" style:family="paragraph" style:parent-style-name="Text_20_body" style:list-style-name="L3">
      <style:text-properties fo:font-style="normal" officeooo:rsid="04354a04" officeooo:paragraph-rsid="04354a04" style:font-style-asian="normal" style:font-style-complex="normal"/>
    </style:style>
    <style:style style:name="P271" style:family="paragraph" style:parent-style-name="Text_20_body" style:list-style-name="L2">
      <style:text-properties officeooo:rsid="03d69c22" officeooo:paragraph-rsid="03ddac26"/>
    </style:style>
    <style:style style:name="P272" style:family="paragraph" style:parent-style-name="Text_20_body" style:list-style-name="L3">
      <style:text-properties officeooo:rsid="0404af7c" officeooo:paragraph-rsid="0444dc4e"/>
    </style:style>
    <style:style style:name="P273" style:family="paragraph" style:parent-style-name="Text_20_body" style:list-style-name="L3">
      <style:text-properties officeooo:rsid="0444dc4e" officeooo:paragraph-rsid="0444dc4e"/>
    </style:style>
    <style:style style:name="P274" style:family="paragraph" style:parent-style-name="Text_20_body" style:list-style-name="L3">
      <style:text-properties officeooo:rsid="04068661" officeooo:paragraph-rsid="04068661"/>
    </style:style>
    <style:style style:name="P275" style:family="paragraph" style:parent-style-name="Text_20_body" style:list-style-name="L3">
      <style:text-properties officeooo:rsid="04111e30" officeooo:paragraph-rsid="04111e30"/>
    </style:style>
    <style:style style:name="P276" style:family="paragraph" style:parent-style-name="Text_20_body" style:list-style-name="L3">
      <style:text-properties officeooo:rsid="040cb526" officeooo:paragraph-rsid="040cb526"/>
    </style:style>
    <style:style style:name="P277" style:family="paragraph" style:parent-style-name="Text_20_body" style:list-style-name="L3">
      <style:text-properties officeooo:rsid="040e3cd6" officeooo:paragraph-rsid="040e3cd6"/>
    </style:style>
    <style:style style:name="P278" style:family="paragraph" style:parent-style-name="Text_20_body" style:list-style-name="L3">
      <style:text-properties officeooo:rsid="04130005" officeooo:paragraph-rsid="04199ee3"/>
    </style:style>
    <style:style style:name="P279" style:family="paragraph" style:parent-style-name="Text_20_body" style:list-style-name="L3">
      <style:text-properties officeooo:rsid="04269304" officeooo:paragraph-rsid="055350ea"/>
    </style:style>
    <style:style style:name="P280" style:family="paragraph" style:parent-style-name="Text_20_body" style:list-style-name="L7">
      <style:text-properties officeooo:rsid="04269304" officeooo:paragraph-rsid="04559e5a"/>
    </style:style>
    <style:style style:name="P281" style:family="paragraph" style:parent-style-name="Text_20_body" style:list-style-name="L7">
      <style:text-properties officeooo:rsid="04269304" officeooo:paragraph-rsid="055246e9"/>
    </style:style>
    <style:style style:name="P282" style:family="paragraph" style:parent-style-name="Text_20_body" style:list-style-name="L4">
      <style:text-properties officeooo:rsid="04683001" officeooo:paragraph-rsid="05141ce7"/>
    </style:style>
    <style:style style:name="P283" style:family="paragraph" style:parent-style-name="Text_20_body" style:list-style-name="L16">
      <style:text-properties officeooo:rsid="04683001" officeooo:paragraph-rsid="04b0f788"/>
    </style:style>
    <style:style style:name="P284" style:family="paragraph" style:parent-style-name="Text_20_body" style:list-style-name="L5">
      <style:text-properties officeooo:rsid="046da946" officeooo:paragraph-rsid="046da946"/>
    </style:style>
    <style:style style:name="P285" style:family="paragraph" style:parent-style-name="Text_20_body" style:list-style-name="L6">
      <style:text-properties officeooo:rsid="04b76d62" officeooo:paragraph-rsid="04b76d62"/>
    </style:style>
    <style:style style:name="P286" style:family="paragraph" style:parent-style-name="Text_20_body" style:list-style-name="L6">
      <style:text-properties officeooo:rsid="04b76d62" officeooo:paragraph-rsid="04f11e74"/>
    </style:style>
    <style:style style:name="P287" style:family="paragraph" style:parent-style-name="Text_20_body" style:list-style-name="L6">
      <style:text-properties officeooo:rsid="04b76d62" officeooo:paragraph-rsid="04c00a2c"/>
    </style:style>
    <style:style style:name="P288" style:family="paragraph" style:parent-style-name="Text_20_body" style:list-style-name="L6">
      <style:text-properties officeooo:rsid="04f11e74" officeooo:paragraph-rsid="04f11e74"/>
    </style:style>
    <style:style style:name="P289" style:family="paragraph" style:parent-style-name="Text_20_body" style:list-style-name="L6">
      <style:text-properties officeooo:rsid="04f2a567" officeooo:paragraph-rsid="04f2a567"/>
    </style:style>
    <style:style style:name="P290" style:family="paragraph" style:parent-style-name="Text_20_body" style:list-style-name="L6">
      <style:text-properties officeooo:rsid="04ba71dd" officeooo:paragraph-rsid="04bbb2f4"/>
    </style:style>
    <style:style style:name="P291" style:family="paragraph" style:parent-style-name="Text_20_body" style:list-style-name="L6">
      <style:text-properties officeooo:rsid="04bbb2f4" officeooo:paragraph-rsid="04c00a2c"/>
    </style:style>
    <style:style style:name="P292" style:family="paragraph" style:parent-style-name="Text_20_body" style:list-style-name="L6">
      <style:text-properties officeooo:rsid="04c00a2c" officeooo:paragraph-rsid="04c2fecf"/>
    </style:style>
    <style:style style:name="P293" style:family="paragraph" style:parent-style-name="Text_20_body" style:list-style-name="L6">
      <style:text-properties officeooo:rsid="04bed9a2" officeooo:paragraph-rsid="04c4c3a1"/>
    </style:style>
    <style:style style:name="P294" style:family="paragraph" style:parent-style-name="Text_20_body" style:list-style-name="L6">
      <style:text-properties officeooo:rsid="04c10a52" officeooo:paragraph-rsid="04c199ba"/>
    </style:style>
    <style:style style:name="P295" style:family="paragraph" style:parent-style-name="Text_20_body" style:list-style-name="L7">
      <style:text-properties officeooo:rsid="0439ec41" officeooo:paragraph-rsid="0439ec41"/>
    </style:style>
    <style:style style:name="P296" style:family="paragraph" style:parent-style-name="Text_20_body" style:list-style-name="L7">
      <style:text-properties officeooo:rsid="0439ec41" officeooo:paragraph-rsid="0486d4b4"/>
    </style:style>
    <style:style style:name="P297" style:family="paragraph" style:parent-style-name="Text_20_body" style:list-style-name="L11">
      <style:text-properties officeooo:rsid="0439ec41" officeooo:paragraph-rsid="0492e8c4"/>
    </style:style>
    <style:style style:name="P298" style:family="paragraph" style:parent-style-name="Text_20_body" style:list-style-name="L7">
      <style:text-properties fo:color="#800000" style:text-line-through-style="none" style:text-line-through-type="none" officeooo:rsid="043d4ef2" officeooo:paragraph-rsid="043d4ef2"/>
    </style:style>
    <style:style style:name="P299" style:family="paragraph" style:parent-style-name="Text_20_body" style:list-style-name="L7">
      <style:text-properties fo:color="#800000" style:text-line-through-style="none" style:text-line-through-type="none" officeooo:rsid="043d4ef2" officeooo:paragraph-rsid="0457324a"/>
    </style:style>
    <style:style style:name="P300" style:family="paragraph" style:parent-style-name="Text_20_body" style:list-style-name="L7">
      <style:text-properties fo:color="#800000" style:text-line-through-style="none" style:text-line-through-type="none" officeooo:rsid="043d4ef2" officeooo:paragraph-rsid="045ee805"/>
    </style:style>
    <style:style style:name="P301" style:family="paragraph" style:parent-style-name="Text_20_body" style:list-style-name="L7">
      <style:text-properties officeooo:rsid="043d4ef2" officeooo:paragraph-rsid="043d4ef2"/>
    </style:style>
    <style:style style:name="P302" style:family="paragraph" style:parent-style-name="Text_20_body" style:list-style-name="L7">
      <style:text-properties officeooo:rsid="043ed011" officeooo:paragraph-rsid="043ed011"/>
    </style:style>
    <style:style style:name="P303" style:family="paragraph" style:parent-style-name="Text_20_body" style:list-style-name="L7">
      <style:text-properties officeooo:rsid="043ed011" officeooo:paragraph-rsid="0457324a"/>
    </style:style>
    <style:style style:name="P304" style:family="paragraph" style:parent-style-name="Text_20_body" style:list-style-name="L7">
      <style:text-properties officeooo:rsid="043ed011" officeooo:paragraph-rsid="045ee805"/>
    </style:style>
    <style:style style:name="P305" style:family="paragraph" style:parent-style-name="Text_20_body" style:list-style-name="L7">
      <style:text-properties officeooo:rsid="04559e5a" officeooo:paragraph-rsid="04dd40ea"/>
    </style:style>
    <style:style style:name="P306" style:family="paragraph" style:parent-style-name="Text_20_body" style:list-style-name="L7">
      <style:text-properties officeooo:rsid="04559e5a" officeooo:paragraph-rsid="0457324a"/>
    </style:style>
    <style:style style:name="P307" style:family="paragraph" style:parent-style-name="Text_20_body" style:list-style-name="L7">
      <style:text-properties officeooo:rsid="0492e8c4" officeooo:paragraph-rsid="04939d9a"/>
    </style:style>
    <style:style style:name="P308" style:family="paragraph" style:parent-style-name="Text_20_body" style:list-style-name="L11">
      <style:text-properties officeooo:rsid="0492e8c4" officeooo:paragraph-rsid="0492e8c4"/>
    </style:style>
    <style:style style:name="P309" style:family="paragraph" style:parent-style-name="Text_20_body" style:list-style-name="L8">
      <style:text-properties officeooo:rsid="044f63a8" officeooo:paragraph-rsid="044f63a8"/>
    </style:style>
    <style:style style:name="P310" style:family="paragraph" style:parent-style-name="Text_20_body" style:list-style-name="L9">
      <style:text-properties officeooo:rsid="044f63a8" officeooo:paragraph-rsid="0457324a"/>
    </style:style>
    <style:style style:name="P311" style:family="paragraph" style:parent-style-name="Text_20_body" style:list-style-name="L10">
      <style:text-properties officeooo:rsid="044f63a8" officeooo:paragraph-rsid="045ee805"/>
    </style:style>
    <style:style style:name="P312" style:family="paragraph" style:parent-style-name="Text_20_body" style:list-style-name="L8">
      <style:text-properties officeooo:rsid="044cd281" officeooo:paragraph-rsid="044cd281"/>
    </style:style>
    <style:style style:name="P313" style:family="paragraph" style:parent-style-name="Text_20_body" style:list-style-name="L8">
      <style:text-properties officeooo:rsid="04eb2766" officeooo:paragraph-rsid="04eb2766"/>
    </style:style>
    <style:style style:name="P314" style:family="paragraph" style:parent-style-name="Text_20_body" style:list-style-name="L9">
      <style:text-properties officeooo:rsid="04eb2766" officeooo:paragraph-rsid="04ed9fad"/>
    </style:style>
    <style:style style:name="P315" style:family="paragraph" style:parent-style-name="Text_20_body" style:list-style-name="L10">
      <style:text-properties officeooo:rsid="04eb2766" officeooo:paragraph-rsid="04ed9fad"/>
    </style:style>
    <style:style style:name="P316" style:family="paragraph" style:parent-style-name="Text_20_body" style:list-style-name="L7">
      <style:text-properties officeooo:rsid="0457324a" officeooo:paragraph-rsid="04574f05"/>
    </style:style>
    <style:style style:name="P317" style:family="paragraph" style:parent-style-name="Text_20_body" style:list-style-name="L7">
      <style:text-properties officeooo:rsid="0457324a" officeooo:paragraph-rsid="045ee805"/>
    </style:style>
    <style:style style:name="P318" style:family="paragraph" style:parent-style-name="Text_20_body" style:list-style-name="L11">
      <style:text-properties officeooo:rsid="04636293" officeooo:paragraph-rsid="04636293"/>
    </style:style>
    <style:style style:name="P319" style:family="paragraph" style:parent-style-name="Text_20_body" style:list-style-name="L12">
      <style:text-properties officeooo:rsid="049584da" officeooo:paragraph-rsid="049584da"/>
    </style:style>
    <style:style style:name="P320" style:family="paragraph" style:parent-style-name="Text_20_body" style:list-style-name="L13">
      <style:text-properties officeooo:rsid="04b0f788" officeooo:paragraph-rsid="04b0f788"/>
    </style:style>
    <style:style style:name="P321" style:family="paragraph" style:parent-style-name="Text_20_body" style:list-style-name="L14">
      <style:text-properties officeooo:rsid="04b0f788" officeooo:paragraph-rsid="04b0f788"/>
    </style:style>
    <style:style style:name="P322" style:family="paragraph" style:parent-style-name="Text_20_body" style:list-style-name="L15">
      <style:text-properties officeooo:rsid="04b0f788" officeooo:paragraph-rsid="04b0f788"/>
    </style:style>
    <style:style style:name="P323" style:family="paragraph" style:parent-style-name="Text_20_body" style:list-style-name="L16">
      <style:text-properties officeooo:rsid="04b0f788" officeooo:paragraph-rsid="04b1ca70"/>
    </style:style>
    <style:style style:name="P324" style:family="paragraph" style:parent-style-name="Text_20_body" style:list-style-name="L17">
      <style:text-properties officeooo:rsid="00585d78" officeooo:paragraph-rsid="016d253d"/>
    </style:style>
    <style:style style:name="P325" style:family="paragraph" style:parent-style-name="Text_20_body" style:list-style-name="L17">
      <style:text-properties officeooo:rsid="005c7b5a" officeooo:paragraph-rsid="016d253d"/>
    </style:style>
    <style:style style:name="P326" style:family="paragraph" style:parent-style-name="Text_20_body" style:list-style-name="L17">
      <style:text-properties officeooo:rsid="00568acf" officeooo:paragraph-rsid="016d253d"/>
    </style:style>
    <style:style style:name="P327" style:family="paragraph" style:parent-style-name="Text_20_body" style:list-style-name="L17">
      <style:text-properties officeooo:rsid="005b1744" officeooo:paragraph-rsid="016d253d"/>
    </style:style>
    <style:style style:name="P328" style:family="paragraph" style:parent-style-name="Text_20_body" style:list-style-name="L17">
      <style:text-properties officeooo:rsid="005b37b7" officeooo:paragraph-rsid="016d253d"/>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officeooo:paragraph-rsid="03a73593"/>
    </style:style>
    <style:style style:name="P331" style:family="paragraph" style:parent-style-name="Heading_20_1">
      <style:paragraph-properties fo:break-before="page"/>
      <style:text-properties officeooo:paragraph-rsid="03b049eb"/>
    </style:style>
    <style:style style:name="P332" style:family="paragraph" style:parent-style-name="Heading_20_3">
      <style:text-properties officeooo:paragraph-rsid="032be77a"/>
    </style:style>
    <style:style style:name="P333" style:family="paragraph" style:parent-style-name="Heading_20_3">
      <style:text-properties officeooo:rsid="032be77a" officeooo:paragraph-rsid="034a5b24"/>
    </style:style>
    <style:style style:name="P334" style:family="paragraph" style:parent-style-name="Heading_20_3">
      <style:text-properties officeooo:rsid="034c0b41" officeooo:paragraph-rsid="034c0b41"/>
    </style:style>
    <style:style style:name="P335" style:family="paragraph" style:parent-style-name="Heading_20_3">
      <style:text-properties officeooo:rsid="0355a893" officeooo:paragraph-rsid="0355a893"/>
    </style:style>
    <style:style style:name="P336" style:family="paragraph" style:parent-style-name="Heading_20_3">
      <style:text-properties officeooo:paragraph-rsid="034a5b24"/>
    </style:style>
    <style:style style:name="P337" style:family="paragraph" style:parent-style-name="Heading_20_3">
      <style:text-properties officeooo:rsid="0470e59c" officeooo:paragraph-rsid="0470e59c"/>
    </style:style>
    <style:style style:name="P338" style:family="paragraph" style:parent-style-name="Heading_20_3">
      <style:text-properties officeooo:rsid="02846381" officeooo:paragraph-rsid="02846381"/>
    </style:style>
    <style:style style:name="P339" style:family="paragraph" style:parent-style-name="Heading_20_3">
      <style:text-properties officeooo:rsid="02f228b8" officeooo:paragraph-rsid="02f228b8"/>
    </style:style>
    <style:style style:name="P340" style:family="paragraph" style:parent-style-name="Heading_20_3">
      <style:text-properties officeooo:rsid="02f228b8" officeooo:paragraph-rsid="05221072"/>
    </style:style>
    <style:style style:name="P341" style:family="paragraph" style:parent-style-name="Heading_20_3">
      <style:text-properties officeooo:rsid="02e2917d" officeooo:paragraph-rsid="02e2917d"/>
    </style:style>
    <style:style style:name="P342" style:family="paragraph" style:parent-style-name="Heading_20_3">
      <style:text-properties officeooo:rsid="04231e0c" officeooo:paragraph-rsid="04231e0c"/>
    </style:style>
    <style:style style:name="P343" style:family="paragraph" style:parent-style-name="Heading_20_3">
      <style:text-properties officeooo:rsid="03b837d2" officeooo:paragraph-rsid="03b837d2"/>
    </style:style>
    <style:style style:name="P344" style:family="paragraph" style:parent-style-name="Heading_20_3">
      <style:text-properties officeooo:rsid="03c3cc49" officeooo:paragraph-rsid="03c3cc49"/>
    </style:style>
    <style:style style:name="P345" style:family="paragraph" style:parent-style-name="Heading_20_3">
      <style:text-properties officeooo:rsid="04982685" officeooo:paragraph-rsid="04982685"/>
    </style:style>
    <style:style style:name="P346" style:family="paragraph" style:parent-style-name="Heading_20_2">
      <style:text-properties officeooo:rsid="031b2329" officeooo:paragraph-rsid="031b2329"/>
    </style:style>
    <style:style style:name="P347" style:family="paragraph" style:parent-style-name="Heading_20_2">
      <style:paragraph-properties fo:break-before="page"/>
    </style:style>
    <style:style style:name="P348" style:family="paragraph" style:parent-style-name="Heading_20_2">
      <style:paragraph-properties fo:break-before="page"/>
      <style:text-properties officeooo:rsid="0262215d" officeooo:paragraph-rsid="0262215d"/>
    </style:style>
    <style:style style:name="P349" style:family="paragraph" style:parent-style-name="Bibliography_20_1">
      <style:paragraph-properties>
        <style:tab-stops/>
      </style:paragraph-properties>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3">
      <style:paragraph-properties>
        <style:tab-stops>
          <style:tab-stop style:position="16.002cm" style:type="right" style:leader-style="dotted" style:leader-text="."/>
        </style:tab-stops>
      </style:paragraph-properties>
    </style:style>
    <style:style style:name="P352" style:family="paragraph" style:parent-style-name="Contents_20_2">
      <style:paragraph-properties>
        <style:tab-stops>
          <style:tab-stop style:position="16.501cm" style:type="right" style:leader-style="dotted" style:leader-text="."/>
        </style:tab-stops>
      </style:paragraph-properties>
    </style:style>
    <style:style style:name="P35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officeooo:rsid="02f7fee3"/>
    </style:style>
    <style:style style:name="T323" style:family="text">
      <style:text-properties officeooo:rsid="03020f40"/>
    </style:style>
    <style:style style:name="T324" style:family="text">
      <style:text-properties officeooo:rsid="03189c51"/>
    </style:style>
    <style:style style:name="T325" style:family="text">
      <style:text-properties officeooo:rsid="031f7a34"/>
    </style:style>
    <style:style style:name="T326" style:family="text">
      <style:text-properties officeooo:rsid="0324b645"/>
    </style:style>
    <style:style style:name="T327" style:family="text">
      <style:text-properties officeooo:rsid="0340dd4e"/>
    </style:style>
    <style:style style:name="T328" style:family="text">
      <style:text-properties officeooo:rsid="0353f10e"/>
    </style:style>
    <style:style style:name="T329" style:family="text">
      <style:text-properties officeooo:rsid="0357973c"/>
    </style:style>
    <style:style style:name="T330" style:family="text">
      <style:text-properties officeooo:rsid="035e9b04"/>
    </style:style>
    <style:style style:name="T331" style:family="text">
      <style:text-properties officeooo:rsid="035efedf"/>
    </style:style>
    <style:style style:name="T332" style:family="text">
      <style:text-properties officeooo:rsid="03799604"/>
    </style:style>
    <style:style style:name="T333" style:family="text">
      <style:text-properties officeooo:rsid="0381eda7"/>
    </style:style>
    <style:style style:name="T334" style:family="text">
      <style:text-properties officeooo:rsid="0383bb54"/>
    </style:style>
    <style:style style:name="T335" style:family="text">
      <style:text-properties officeooo:rsid="038d6e8d"/>
    </style:style>
    <style:style style:name="T336" style:family="text">
      <style:text-properties officeooo:rsid="038f0514"/>
    </style:style>
    <style:style style:name="T337" style:family="text">
      <style:text-properties officeooo:rsid="039c7236"/>
    </style:style>
    <style:style style:name="T338" style:family="text">
      <style:text-properties officeooo:rsid="03a27414"/>
    </style:style>
    <style:style style:name="T339" style:family="text">
      <style:text-properties officeooo:rsid="03a445f5"/>
    </style:style>
    <style:style style:name="T340" style:family="text">
      <style:text-properties officeooo:rsid="03c6a36b"/>
    </style:style>
    <style:style style:name="T341" style:family="text">
      <style:text-properties officeooo:rsid="03c82e41"/>
    </style:style>
    <style:style style:name="T342" style:family="text">
      <style:text-properties officeooo:rsid="03cbdc2e"/>
    </style:style>
    <style:style style:name="T343" style:family="text">
      <style:text-properties officeooo:rsid="03d298ae"/>
    </style:style>
    <style:style style:name="T344" style:family="text">
      <style:text-properties officeooo:rsid="03d58049"/>
    </style:style>
    <style:style style:name="T345" style:family="text">
      <style:text-properties officeooo:rsid="03d82333"/>
    </style:style>
    <style:style style:name="T346" style:family="text">
      <style:text-properties officeooo:rsid="03e7d157"/>
    </style:style>
    <style:style style:name="T347" style:family="text">
      <style:text-properties officeooo:rsid="03f426c5"/>
    </style:style>
    <style:style style:name="T348" style:family="text">
      <style:text-properties officeooo:rsid="032dcedd"/>
    </style:style>
    <style:style style:name="T349" style:family="text">
      <style:text-properties officeooo:rsid="04001659"/>
    </style:style>
    <style:style style:name="T350" style:family="text">
      <style:text-properties officeooo:rsid="0403b37e"/>
    </style:style>
    <style:style style:name="T351" style:family="text">
      <style:text-properties officeooo:rsid="04092fc4"/>
    </style:style>
    <style:style style:name="T352" style:family="text">
      <style:text-properties officeooo:rsid="041568db"/>
    </style:style>
    <style:style style:name="T353" style:family="text">
      <style:text-properties officeooo:rsid="041ceeb6"/>
    </style:style>
    <style:style style:name="T354" style:family="text">
      <style:text-properties officeooo:rsid="0422505a"/>
    </style:style>
    <style:style style:name="T355" style:family="text">
      <style:text-properties officeooo:rsid="042e6c6a"/>
    </style:style>
    <style:style style:name="T356" style:family="text">
      <style:text-properties officeooo:rsid="042f115f"/>
    </style:style>
    <style:style style:name="T357" style:family="text">
      <style:text-properties officeooo:rsid="0431b3d6"/>
    </style:style>
    <style:style style:name="T358" style:family="text">
      <style:text-properties officeooo:rsid="0437846f"/>
    </style:style>
    <style:style style:name="T359" style:family="text">
      <style:text-properties officeooo:rsid="0446348c"/>
    </style:style>
    <style:style style:name="T360" style:family="text">
      <style:text-properties officeooo:rsid="0459b8a1"/>
    </style:style>
    <style:style style:name="T361" style:family="text">
      <style:text-properties officeooo:rsid="046817c7"/>
    </style:style>
    <style:style style:name="T362" style:family="text">
      <style:text-properties officeooo:rsid="047285f4"/>
    </style:style>
    <style:style style:name="T363" style:family="text">
      <style:text-properties officeooo:rsid="049673d6"/>
    </style:style>
    <style:style style:name="T364" style:family="text">
      <style:text-properties officeooo:rsid="04a20488"/>
    </style:style>
    <style:style style:name="T365" style:family="text">
      <style:text-properties officeooo:rsid="04b5d68d"/>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1b370c8"/>
    </style:style>
    <style:style style:name="T389" style:family="text">
      <style:text-properties officeooo:rsid="007a6a28"/>
    </style:style>
    <style:style style:name="T390" style:family="text">
      <style:text-properties officeooo:rsid="01b925e8"/>
    </style:style>
    <style:style style:name="T391" style:family="text">
      <style:text-properties officeooo:rsid="01b98ff6"/>
    </style:style>
    <style:style style:name="T392" style:family="text">
      <style:text-properties officeooo:rsid="01bcdf06"/>
    </style:style>
    <style:style style:name="T393" style:family="text">
      <style:text-properties officeooo:rsid="01c56c93"/>
    </style:style>
    <style:style style:name="T394" style:family="text">
      <style:text-properties officeooo:rsid="01c82c1e"/>
    </style:style>
    <style:style style:name="T395" style:family="text">
      <style:text-properties officeooo:rsid="01cfb62f"/>
    </style:style>
    <style:style style:name="T396" style:family="text">
      <style:text-properties officeooo:rsid="01d1197c"/>
    </style:style>
    <style:style style:name="T397" style:family="text">
      <style:text-properties officeooo:rsid="01d30df0"/>
    </style:style>
    <style:style style:name="T398" style:family="text">
      <style:text-properties officeooo:rsid="01dc1033"/>
    </style:style>
    <style:style style:name="T399" style:family="text">
      <style:text-properties officeooo:rsid="01998953"/>
    </style:style>
    <style:style style:name="T400" style:family="text">
      <style:text-properties officeooo:rsid="019f7def"/>
    </style:style>
    <style:style style:name="T401" style:family="text">
      <style:text-properties officeooo:rsid="01a36b3a"/>
    </style:style>
    <style:style style:name="T402" style:family="text">
      <style:text-properties officeooo:rsid="01b41ecb"/>
    </style:style>
    <style:style style:name="T403" style:family="text">
      <style:text-properties officeooo:rsid="01b5e791"/>
    </style:style>
    <style:style style:name="T404" style:family="text">
      <style:text-properties officeooo:rsid="01ffbe9d"/>
    </style:style>
    <style:style style:name="T405" style:family="text">
      <style:text-properties officeooo:rsid="02089563"/>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3b1690"/>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5392242" style:font-weight-asian="normal" style:font-weight-complex="normal"/>
    </style:style>
    <style:style style:name="T426" style:family="text">
      <style:text-properties style:text-position="0% 100%" fo:font-weight="normal" officeooo:rsid="03a63158" style:font-weight-asian="normal" style:font-weight-complex="normal"/>
    </style:style>
    <style:style style:name="T427" style:family="text">
      <style:text-properties style:text-position="0% 100%" fo:font-weight="normal" officeooo:rsid="051e58ee" style:font-weight-asian="normal" style:font-weight-complex="normal"/>
    </style:style>
    <style:style style:name="T428" style:family="text">
      <style:text-properties officeooo:rsid="02cf086a"/>
    </style:style>
    <style:style style:name="T429" style:family="text">
      <style:text-properties officeooo:rsid="02d0e7b1"/>
    </style:style>
    <style:style style:name="T430" style:family="text">
      <style:text-properties officeooo:rsid="02d380db"/>
    </style:style>
    <style:style style:name="T431" style:family="text">
      <style:text-properties officeooo:rsid="02e3c765"/>
    </style:style>
    <style:style style:name="T432" style:family="text">
      <style:text-properties officeooo:rsid="02e88953"/>
    </style:style>
    <style:style style:name="T433" style:family="text">
      <style:text-properties officeooo:rsid="02e9776d"/>
    </style:style>
    <style:style style:name="T434" style:family="text">
      <style:text-properties officeooo:rsid="02f4d926"/>
    </style:style>
    <style:style style:name="T435" style:family="text">
      <style:text-properties officeooo:rsid="030ecd54"/>
    </style:style>
    <style:style style:name="T436" style:family="text">
      <style:text-properties officeooo:rsid="03111d96"/>
    </style:style>
    <style:style style:name="T437" style:family="text">
      <style:text-properties officeooo:rsid="032099b8"/>
    </style:style>
    <style:style style:name="T438" style:family="text">
      <style:text-properties officeooo:rsid="03290f57"/>
    </style:style>
    <style:style style:name="T439" style:family="text">
      <style:text-properties officeooo:rsid="032c8773"/>
    </style:style>
    <style:style style:name="T440" style:family="text">
      <style:text-properties officeooo:rsid="032d1e84"/>
    </style:style>
    <style:style style:name="T441" style:family="text">
      <style:text-properties officeooo:rsid="0355a893"/>
    </style:style>
    <style:style style:name="T442" style:family="text">
      <style:text-properties officeooo:rsid="0364ec3c"/>
    </style:style>
    <style:style style:name="T443" style:family="text">
      <style:text-properties officeooo:rsid="0367fa7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2c065d"/>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6ff30"/>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248e98"/>
    </style:style>
    <style:style style:name="T518" style:family="text">
      <style:text-properties officeooo:rsid="05265063"/>
    </style:style>
    <style:style style:name="T519" style:family="text">
      <style:text-properties officeooo:rsid="053a70d3"/>
    </style:style>
    <style:style style:name="T520" style:family="text">
      <style:text-properties officeooo:rsid="053bb5cc"/>
    </style:style>
    <style:style style:name="T521" style:family="text">
      <style:text-properties officeooo:rsid="054a33cb"/>
    </style:style>
    <style:style style:name="T522" style:family="text">
      <style:text-properties officeooo:rsid="054bae5c"/>
    </style:style>
    <style:style style:name="T523" style:family="text">
      <style:text-properties officeooo:rsid="054ff770"/>
    </style:style>
    <style:style style:name="T524" style:family="text">
      <style:text-properties officeooo:rsid="055350e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3"><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2">Arkadiusz Bulski</text:p>
      <text:p text:style-name="P242"/>
      <text:h text:style-name="Heading_20_2" text:outline-level="2"><text:bookmark-start text:name="__RefHeading___Toc3094_2139278338"/>Abstract<text:bookmark-end text:name="__RefHeading___Toc3094_2139278338"/></text:h>
      <text:p text:style-name="P241">Cameleonica is a prototype of a highly versatile filesystem <text:span text:style-name="T518">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1"><text:span text:style-name="T412">Mission statement sets a direction in which further development will tend to. </text:span>Purposefully are omitted any technical details <text:span text:style-name="T403">on how </text:span>to <text:span text:style-name="T399">achieve it</text:span>. <text:span text:style-name="T412">Features are </text:span>mostly described through basic definitions and <text:span text:style-name="T399">elaborate </text:span>examples, <text:span text:style-name="T412">not technical specifications</text:span>. <text:span text:style-name="T399">Usage scenarios </text:span>showing obvious benefits <text:span text:style-name="T436">to end users </text:span>are also presented. <text:span text:style-name="T399">Scenarios show how different people benefit from different subsets of features. </text:span></text:p>
      <text:p text:style-name="P205">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6">Preliminary design describes an on disk layout for data structures and internal implementations of filesystem operations. This chapter is a full fledged technical specification. </text:p>
      <text:p text:style-name="P206">Questions and Answers lists questions that were posted by reviewers with some reponses from the author. </text:p>
      <text:p text:style-name="P134"/>
      <text:p text:style-name="P135"/>
      <text:h text:style-name="P346"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0"><text:a xlink:type="simple" xlink:href="#__RefHeading___Toc3092_2139278338" text:style-name="Index_20_Link" text:visited-style-name="Index_20_Link">Mission Statement Safe cryptographic steganographic advanced filesystem<text:tab/>1</text:a></text:p>
          <text:p text:style-name="P352"><text:a xlink:type="simple" xlink:href="#__RefHeading___Toc3094_2139278338" text:style-name="Index_20_Link" text:visited-style-name="Index_20_Link">Abstract<text:tab/>1</text:a></text:p>
          <text:p text:style-name="P352"><text:a xlink:type="simple" xlink:href="#__RefHeading___Toc3096_2139278338" text:style-name="Index_20_Link" text:visited-style-name="Index_20_Link">Table of Content<text:tab/>1</text:a></text:p>
          <text:p text:style-name="P352"><text:a xlink:type="simple" xlink:href="#__RefHeading___Toc3098_2139278338" text:style-name="Index_20_Link" text:visited-style-name="Index_20_Link">Introduction<text:tab/>2</text:a></text:p>
          <text:p text:style-name="P353"><text:a xlink:type="simple" xlink:href="#__RefHeading___Toc12208_1922678716" text:style-name="Index_20_Link" text:visited-style-name="Index_20_Link">Filesystem<text:tab/>2</text:a></text:p>
          <text:p text:style-name="P353"><text:a xlink:type="simple" xlink:href="#__RefHeading___Toc12210_1922678716" text:style-name="Index_20_Link" text:visited-style-name="Index_20_Link">Cryptographic filesystem<text:tab/>3</text:a></text:p>
          <text:p text:style-name="P353"><text:a xlink:type="simple" xlink:href="#__RefHeading___Toc12212_1922678716" text:style-name="Index_20_Link" text:visited-style-name="Index_20_Link">Steganographic filesystem<text:tab/>3</text:a></text:p>
          <text:p text:style-name="P353"><text:a xlink:type="simple" xlink:href="#__RefHeading___Toc12214_1922678716" text:style-name="Index_20_Link" text:visited-style-name="Index_20_Link">Safe filesystem<text:tab/>3</text:a></text:p>
          <text:p text:style-name="P353"><text:a xlink:type="simple" xlink:href="#__RefHeading___Toc12216_1922678716" text:style-name="Index_20_Link" text:visited-style-name="Index_20_Link">Advanced filesystem<text:tab/>4</text:a></text:p>
          <text:p text:style-name="P352"><text:a xlink:type="simple" xlink:href="#__RefHeading___Toc3100_2139278338" text:style-name="Index_20_Link" text:visited-style-name="Index_20_Link">Usage scenarios<text:tab/>7</text:a></text:p>
          <text:p text:style-name="P353"><text:a xlink:type="simple" xlink:href="#__RefHeading___Toc11818_1922678716" text:style-name="Index_20_Link" text:visited-style-name="Index_20_Link">Graphic designer.<text:tab/>7</text:a></text:p>
          <text:p text:style-name="P353"><text:a xlink:type="simple" xlink:href="#__RefHeading___Toc12218_1922678716" text:style-name="Index_20_Link" text:visited-style-name="Index_20_Link">Human rights activist.<text:tab/>7</text:a></text:p>
          <text:p text:style-name="P353"><text:a xlink:type="simple" xlink:href="#__RefHeading___Toc12220_1922678716" text:style-name="Index_20_Link" text:visited-style-name="Index_20_Link">Medical center maintenance staff.<text:tab/>7</text:a></text:p>
          <text:p text:style-name="P353"><text:a xlink:type="simple" xlink:href="#__RefHeading___Toc12222_1922678716" text:style-name="Index_20_Link" text:visited-style-name="Index_20_Link">Linux distro maintainer.<text:tab/>8</text:a></text:p>
          <text:p text:style-name="P353"><text:a xlink:type="simple" xlink:href="#__RefHeading___Toc12224_1922678716" text:style-name="Index_20_Link" text:visited-style-name="Index_20_Link">Computer forensics expert.<text:tab/>8</text:a></text:p>
          <text:p text:style-name="P353"><text:a xlink:type="simple" xlink:href="#__RefHeading___Toc12226_1922678716" text:style-name="Index_20_Link" text:visited-style-name="Index_20_Link">Software engineer.<text:tab/>8</text:a></text:p>
          <text:p text:style-name="P350"><text:a xlink:type="simple" xlink:href="#__RefHeading___Toc3102_2139278338" text:style-name="Index_20_Link" text:visited-style-name="Index_20_Link">Ideas and Observations Foundations for a versatile filesystem<text:tab/>11</text:a></text:p>
          <text:p text:style-name="P352"><text:soft-page-break/><text:a xlink:type="simple" xlink:href="#__RefHeading___Toc2962_2139278338" text:style-name="Index_20_Link" text:visited-style-name="Index_20_Link">Introduction<text:tab/>11</text:a></text:p>
          <text:p text:style-name="P351"><text:a xlink:type="simple" xlink:href="#__RefHeading___Toc2966_2139278338" text:style-name="Index_20_Link" text:visited-style-name="Index_20_Link">Inodes are not efficient.<text:tab/>11</text:a></text:p>
          <text:p text:style-name="P351"><text:a xlink:type="simple" xlink:href="#__RefHeading___Toc2968_2139278338" text:style-name="Index_20_Link" text:visited-style-name="Index_20_Link">B-trees are not efficient.<text:tab/>15</text:a></text:p>
          <text:p text:style-name="P351"><text:a xlink:type="simple" xlink:href="#__RefHeading___Toc4248_1811106159" text:style-name="Index_20_Link" text:visited-style-name="Index_20_Link">Fsync is not efficient.<text:tab/>16</text:a></text:p>
          <text:p text:style-name="P351"><text:a xlink:type="simple" xlink:href="#__RefHeading___Toc3156_190800628" text:style-name="Index_20_Link" text:visited-style-name="Index_20_Link">Atomic sector overwrite is not necessary for consistency.<text:tab/>20</text:a></text:p>
          <text:p text:style-name="P351"><text:a xlink:type="simple" xlink:href="#__RefHeading___Toc3158_190800628" text:style-name="Index_20_Link" text:visited-style-name="Index_20_Link">First few bytes of file should be easier to read.<text:tab/>21</text:a></text:p>
          <text:p text:style-name="P351"><text:a xlink:type="simple" xlink:href="#__RefHeading___Toc3412_1102112787" text:style-name="Index_20_Link" text:visited-style-name="Index_20_Link">Volumes should not be synonymous with partitions.<text:tab/>22</text:a></text:p>
          <text:p text:style-name="P351"><text:a xlink:type="simple" xlink:href="#__RefHeading___Toc2972_2139278338" text:style-name="Index_20_Link" text:visited-style-name="Index_20_Link">Encrypting disk blocks is not useful.<text:tab/>22</text:a></text:p>
          <text:p text:style-name="P351"><text:a xlink:type="simple" xlink:href="#__RefHeading___Toc2974_2139278338" text:style-name="Index_20_Link" text:visited-style-name="Index_20_Link">Overwriting files is not safe or efficient.<text:tab/>23</text:a></text:p>
          <text:p text:style-name="P351"><text:a xlink:type="simple" xlink:href="#__RefHeading___Toc2976_2139278338" text:style-name="Index_20_Link" text:visited-style-name="Index_20_Link">Strategies for data allocation are mutually exclusive.<text:tab/>24</text:a></text:p>
          <text:p text:style-name="P351"><text:a xlink:type="simple" xlink:href="#__RefHeading___Toc2978_2139278338" text:style-name="Index_20_Link" text:visited-style-name="Index_20_Link">Behavior is based on assumptions, not history.<text:tab/>25</text:a></text:p>
          <text:p text:style-name="P351"><text:a xlink:type="simple" xlink:href="#__RefHeading___Toc8380_1733829396" text:style-name="Index_20_Link" text:visited-style-name="Index_20_Link">Behavior is based on assumptions, not requests.<text:tab/>26</text:a></text:p>
          <text:p text:style-name="P351"><text:a xlink:type="simple" xlink:href="#__RefHeading___Toc2980_2139278338" text:style-name="Index_20_Link" text:visited-style-name="Index_20_Link">Once defined data format is not flexible.<text:tab/>26</text:a></text:p>
          <text:p text:style-name="P351"><text:a xlink:type="simple" xlink:href="#__RefHeading___Toc2982_2139278338" text:style-name="Index_20_Link" text:visited-style-name="Index_20_Link">Blocks can store less than extents.<text:tab/>26</text:a></text:p>
          <text:p text:style-name="P351"><text:a xlink:type="simple" xlink:href="#__RefHeading___Toc3346_814789060" text:style-name="Index_20_Link" text:visited-style-name="Index_20_Link">Passwords are not usable.<text:tab/>27</text:a></text:p>
          <text:p text:style-name="P352"><text:a xlink:type="simple" xlink:href="#__RefHeading___Toc3106_2139278338" text:style-name="Index_20_Link" text:visited-style-name="Index_20_Link">Bibliography<text:tab/>29</text:a></text:p>
          <text:p text:style-name="P350"><text:a xlink:type="simple" xlink:href="#__RefHeading___Toc4040_138362386" text:style-name="Index_20_Link" text:visited-style-name="Index_20_Link">Preliminary design Layout for a versatile filesystem<text:tab/>31</text:a></text:p>
          <text:p text:style-name="P352"><text:a xlink:type="simple" xlink:href="#__RefHeading___Toc6567_138362386" text:style-name="Index_20_Link" text:visited-style-name="Index_20_Link">Introduction<text:tab/>31</text:a></text:p>
          <text:p text:style-name="P351"><text:a xlink:type="simple" xlink:href="#__RefHeading___Toc4042_138362386" text:style-name="Index_20_Link" text:visited-style-name="Index_20_Link">Data structure hierarchy<text:tab/>31</text:a></text:p>
          <text:p text:style-name="P351"><text:a xlink:type="simple" xlink:href="#__RefHeading___Toc6569_138362386" text:style-name="Index_20_Link" text:visited-style-name="Index_20_Link">Data structure fields<text:tab/>32</text:a></text:p>
          <text:p text:style-name="P353"><text:a xlink:type="simple" xlink:href="#__RefHeading___Toc12228_1922678716" text:style-name="Index_20_Link" text:visited-style-name="Index_20_Link">Storage pool<text:tab/>32</text:a></text:p>
          <text:p text:style-name="P353"><text:a xlink:type="simple" xlink:href="#__RefHeading___Toc12230_1922678716" text:style-name="Index_20_Link" text:visited-style-name="Index_20_Link">Volume<text:tab/>32</text:a></text:p>
          <text:p text:style-name="P353"><text:a xlink:type="simple" xlink:href="#__RefHeading___Toc8225_175525380" text:style-name="Index_20_Link" text:visited-style-name="Index_20_Link">Under volume<text:tab/>33</text:a></text:p>
          <text:p text:style-name="P353"><text:a xlink:type="simple" xlink:href="#__RefHeading___Toc12232_1922678716" text:style-name="Index_20_Link" text:visited-style-name="Index_20_Link">Extents<text:tab/>34</text:a></text:p>
          <text:p text:style-name="P353"><text:a xlink:type="simple" xlink:href="#__RefHeading___Toc12234_1922678716" text:style-name="Index_20_Link" text:visited-style-name="Index_20_Link">Some data structures<text:tab/>36</text:a></text:p>
          <text:p text:style-name="P351"><text:a xlink:type="simple" xlink:href="#__RefHeading___Toc4353_419811028" text:style-name="Index_20_Link" text:visited-style-name="Index_20_Link">User exposed methods<text:tab/>37</text:a></text:p>
          <text:p text:style-name="P350"><text:a xlink:type="simple" xlink:href="#__RefHeading___Toc2986_2139278338" text:style-name="Index_20_Link" text:visited-style-name="Index_20_Link">Questions and Answers Topics that reviewers found unclear<text:tab/>39</text:a></text:p>
        </text:index-body>
      </text:table-of-content>
      <text:p text:style-name="P135"/>
      <text:p text:style-name="P135"/>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9"/>
      <text:p text:style-name="P245">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9">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text:soft-page-break/>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7"/>
      <text:h text:style-name="Heading_20_4" text:outline-level="4"><text:bookmark-start text:name="__RefHeading___Toc12210_1922678716"/>Cryptographic filesystem <text:bookmark-end text:name="__RefHeading___Toc12210_1922678716"/></text:h>
      <text:p text:style-name="P24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8"/>
      <text:h text:style-name="Heading_20_4" text:outline-level="4"><text:bookmark-start text:name="__RefHeading___Toc12212_1922678716"/>Steganographic filesystem <text:bookmark-end text:name="__RefHeading___Toc12212_1922678716"/></text:h>
      <text:p text:style-name="P21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9"/>
      <text:h text:style-name="Heading_20_4" text:outline-level="4"><text:bookmark-start text:name="__RefHeading___Toc12214_1922678716"/>Safe filesystem <text:bookmark-end text:name="__RefHeading___Toc12214_1922678716"/></text:h>
      <text:p text:style-name="P239">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text:soft-page-break/>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1"/>
      <text:h text:style-name="Heading_20_4" text:outline-level="4"><text:bookmark-start text:name="__RefHeading___Toc12216_1922678716"/>Advanced filesystem <text:bookmark-end text:name="__RefHeading___Toc12216_1922678716"/></text:h>
      <text:p text:style-name="P254">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9">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1"><text:span text:style-name="T44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0">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3">Disk utilisation can be increased through compression of selected files. Compression can happen transparently, <text:span text:style-name="T18">with the user only noticing that he can store files with more total size than hard-disk capacity. </text:span></text:p>
      <text:p text:style-name="P236">Integration is a feature where system can process files on behalf of a user space process, <text:span text:style-name="T401">but </text:span>having more <text:span text:style-name="T402">capabilities.</text:span> <text:span text:style-name="T401">Filesystem is in a position where it can do more or more efficiently because it has access to internal information that processes do not have. </text:span></text:p>
      <text:p text:style-name="P23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ext:span><text:soft-page-break/><text:span text:style-name="T19">to compute it. </text:span>Computation can <text:span text:style-name="T20">both be done </text:span>in advance when system is idle <text:span text:style-name="T40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7">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8">Disk backup is an important thing in system administration, however making copies of entire partitions is completely <text:span text:style-name="T44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5"/>
      <text:p text:style-name="P248"/>
      <text:p text:style-name="P235">Summary of the features and their applications: </text:p>
      <text:p text:style-name="P235"/>
      <text:p text:style-name="P227"><draw:frame draw:style-name="fr2" draw:name="Characteristics of a filesystem" text:anchor-type="paragraph" svg:width="14.27cm" svg:height="16.29cm" draw:z-index="12"><draw:image xlink:href="../characteristics.png" xlink:type="simple" xlink:show="embed" xlink:actuate="onLoad"/></draw:frame></text:p>
      <text:h text:style-name="P347" text:outline-level="2"><text:bookmark-start text:name="__RefHeading___Toc3100_2139278338"/>Usage scenarios<text:bookmark-end text:name="__RefHeading___Toc3100_2139278338"/></text:h>
      <text:p text:style-name="P21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2"/>
      <text:h text:style-name="Heading_20_4" text:outline-level="4"><text:bookmark-start text:name="__RefHeading___Toc11818_1922678716"/>Graphic designer. <text:bookmark-end text:name="__RefHeading___Toc11818_1922678716"/></text:h>
      <text:p text:style-name="P21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3"/>
      <text:h text:style-name="Heading_20_4" text:outline-level="4"><text:bookmark-start text:name="__RefHeading___Toc12218_1922678716"/>Human rights activist. <text:bookmark-end text:name="__RefHeading___Toc12218_1922678716"/></text:h>
      <text:p text:style-name="P21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5"/>
      <text:h text:style-name="Heading_20_4" text:outline-level="4"><text:bookmark-start text:name="__RefHeading___Toc12220_1922678716"/>Medical center maintenance <text:span text:style-name="T5">staff. </text:span><text:bookmark-end text:name="__RefHeading___Toc12220_1922678716"/></text:h>
      <text:p text:style-name="P218"><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7"/>
      <text:h text:style-name="Heading_20_4" text:outline-level="4"><text:bookmark-start text:name="__RefHeading___Toc12222_1922678716"/>Linux distro maintainer. <text:bookmark-end text:name="__RefHeading___Toc12222_1922678716"/></text:h>
      <text:p text:style-name="P22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1"/>
      <text:h text:style-name="Heading_20_4" text:outline-level="4"><text:bookmark-start text:name="__RefHeading___Toc12224_1922678716"/>Computer forensics expert. <text:bookmark-end text:name="__RefHeading___Toc12224_1922678716"/></text:h>
      <text:p text:style-name="P224">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3"/>
      <text:h text:style-name="Heading_20_4" text:outline-level="4"><text:bookmark-start text:name="__RefHeading___Toc12226_1922678716"/>Software engineer. <text:bookmark-end text:name="__RefHeading___Toc12226_1922678716"/></text:h>
      <text:p text:style-name="P22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5"/>
      <text:p text:style-name="P247"/>
      <text:p text:style-name="P228"><draw:frame draw:style-name="fr3" draw:name="Usage scenarios for a filesystem" text:anchor-type="paragraph" svg:width="16.491cm" svg:height="24.029cm" draw:z-index="11"><draw:image xlink:href="../usecases.png" xlink:type="simple" xlink:show="embed" xlink:actuate="onLoad"/></draw:frame></text:p>
      <text:p text:style-name="P249"/>
      <text:h text:style-name="P329" text:outline-level="1"><draw:frame draw:style-name="fr1" draw:name="Logo over Ideas Observations" text:anchor-type="paragraph" svg:x="14.944cm" svg:y="-0.289cm" svg:width="2cm" svg:height="1.55cm" draw:z-index="10"><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3">Arkadiusz Bulski</text:p>
      <text:p text:style-name="P243"/>
      <text:h text:style-name="Heading_20_2" text:outline-level="2"><text:bookmark-start text:name="__RefHeading___Toc2962_2139278338"/>Introduction<text:bookmark-end text:name="__RefHeading___Toc2962_2139278338"/></text:h>
      <text:p text:style-name="P128">When reading papers that describe filesystem designs, from the golden historical times of Unix development <text:span text:style-name="T352">to contemporary times of Linux</text:span>, one might come to a conclusion that evolution of filesystem designs was very incremental in nature and much effort was put into not making too many changes at <text:span text:style-name="T352">once. Some designs like log-structured filesystem </text:span><text:span text:style-name="T352"><text:bibliography-mark text:identifier="Rosenblum91" text:bibliography-type="article" text:author="Mendel Rosenblum and John K. Ousterhout" text:title="The Design and Implementation of a Log-Structured File System" text:year="1991">[Rosenblum91]</text:bibliography-mark></text:span><text:span text:style-name="T352"> seem to have been too radically different from mainstream designs that they have not gained much traction. For example, <text:s/>Ext4 </text:span><text:span text:style-name="T3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8"/>
      <text:p text:style-name="Text_20_body"/>
      <text:h text:style-name="Heading_20_3" text:outline-level="3"><text:bookmark-start text:name="__RefHeading___Toc2966_2139278338"/>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7"><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5"><draw:image xlink:href="../inode.png" xlink:type="simple" xlink:show="embed" xlink:actuate="onLoad"/></draw:frame><text:soft-page-break/></text:p>
      <text:p text:style-name="P24">Instead, a <text:span text:style-name="T203">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3"><draw:frame draw:style-name="fr4" draw:name="Inode complete" text:anchor-type="paragraph" svg:width="17cm" svg:height="3.117cm" draw:z-index="8"><draw:image xlink:href="../inodecomplete.png" xlink:type="simple" xlink:show="embed" xlink:actuate="onLoad"/></draw:frame></text:p>
      <text:p text:style-name="P59"><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1">the </text:span><text:span text:style-name="T202">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3">Last</text:span><text:span text:style-name="T48"> </text:span><text:span text:style-name="T110">approach we shall call </text:span><text:span text:style-name="T202">block approach. </text:span><text:span text:style-name="T211">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1"><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58"><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0"><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68"><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3"><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7"><draw:object xlink:href="./Object 4" xlink:type="simple" xlink:show="embed" xlink:actuate="onLoad"/><draw:image xlink:href="./ObjectReplacements/Object 4" xlink:type="simple" xlink:show="embed" xlink:actuate="onLoad"/></draw:frame></text:p>
      <text:p text:style-name="P76"/>
      <text:p text:style-name="P76"><text:span text:style-name="T355">S</text:span>imulation <text:span text:style-name="T355">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5"><draw:frame draw:style-name="fr10"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5"/>
      <text:p text:style-name="P107">Plots show total time of extent approach (blue) and block approach (red) for least and most accessed <text:span text:style-name="T353">files (N)</text:span>, <text:span text:style-name="T329">and least and most sizable</text:span> files <text:span text:style-name="T353">(M)</text:span>. </text:p>
      <text:p text:style-name="Text_20_body"><draw:frame draw:style-name="fr5" draw:name="Chart of extent block times" text:anchor-type="paragraph" svg:width="8.029cm" svg:height="5.757cm" draw:z-index="9"><draw:image xlink:href="../chartmn.png" xlink:type="simple" xlink:show="embed" xlink:actuate="onLoad"/></draw:frame></text:p>
      <text:p text:style-name="P79"><text:soft-page-break/><text:span text:style-name="T356">There are </text:span>cases where extent approach loses <text:span text:style-name="T356">to block approach </text:span>in comparison. Total times <text:span text:style-name="T356">are </text:span>compared through an inequality. <text:span text:style-name="T356">N</text:span>umber of cycles cancels out. </text:p>
      <text:p text:style-name="P80"><draw:frame draw:style-name="fr11" draw:name="Obiekt2" text:anchor-type="as-char" svg:y="-1.619cm" svg:width="6.167cm" svg:height="3.089cm" draw:z-index="6"><draw:object xlink:href="./Object 2" xlink:type="simple" xlink:show="embed" xlink:actuate="onLoad"/><draw:image xlink:href="./ObjectReplacements/Object 2" xlink:type="simple" xlink:show="embed" xlink:actuate="onLoad"/></draw:frame></text:p>
      <text:p text:style-name="P77"/>
      <text:p text:style-name="P81">Last two inequalities show limits on how much metadata <text:span text:style-name="T358">can</text:span> be accessed <text:span text:style-name="T322">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8"/>
      <text:p text:style-name="P133">When individual blocks <text:span text:style-name="T357">are stored, time is gained on </text:span>transfer time <text:span text:style-name="T361">due</text:span> to small block size but <text:span text:style-name="T357">then more time is lost to </text:span>seek time <text:span text:style-name="T357">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0">where blocks are allocated individually (not grouped, as if allocations were separated by long time intervals) and non-preemptively (no space reserved in advance) from entire disk (space not divided into segments)</text:span>. It would be possible to allocate blocks <text:span text:style-name="T363">in groups (deferred allocation), allocate space in advance, and also select blocks from small areas or segments (clustered allocation), increasing so called </text:span><text:span text:style-name="T204">spatial locality</text:span>. <text:span text:style-name="T363">However, constructing a theoretical model that includes deferred allocation is outside of scope of this paper. Probabilistic distribution parameters are not known. </text:span></text:p>
      <text:p text:style-name="P28">Secondly, <text:span text:style-name="T35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4">However, reordered and concurrent random disk operations will never be as fast as one contiguous disk operation. </text:span><text:bookmark-end text:name="__DdeLink__4105_1454263879"/></text:p>
      <text:p text:style-name="P29">Thirdly, <text:span text:style-name="T331">seek time</text:span>s<text:span text:style-name="T331"> and rotational delay</text:span>s<text:span text:style-name="T331"> are quite expensive </text:span>and the hardware trends are diverging. Delays and throughputs will be even more asymmetric in the future <text:span text:style-name="T331"><text:bibliography-mark text:identifier="Patterson" text:bibliography-type="article" text:author="David A. Patterson, Kimberly K. Keeton" text:title="Hardware Technology Trends and Database Opportunities">[Patterson]</text:bibliography-mark></text:span><text:span text:style-name="T331">. </text:span></text:p>
      <text:p text:style-name="P6"/>
      <text:p text:style-name="P38">Experimentally, <text:span text:style-name="T41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0"/>
          </table:table-cell>
          <table:table-cell table:style-name="Tabela1.B1" office:value-type="string">
            <text:p text:style-name="P250">Area size:</text:p>
          </table:table-cell>
          <table:table-cell table:style-name="Tabela1.B1" office:value-type="string">
            <text:p text:style-name="P250">Seek time sequential:</text:p>
          </table:table-cell>
          <table:table-cell table:style-name="Tabela1.B1" office:value-type="string">
            <text:p text:style-name="P250">Seek time concurrent:</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MB</text:p>
          </table:table-cell>
          <table:table-cell table:style-name="Tabela1.A1" office:value-type="string">
            <text:p text:style-name="P252">0.20 ms</text:p>
          </table:table-cell>
          <table:table-cell table:style-name="Tabela1.A1" office:value-type="string">
            <text:p text:style-name="P251">0.01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MB</text:p>
          </table:table-cell>
          <table:table-cell table:style-name="Tabela1.A1" office:value-type="string">
            <text:p text:style-name="P252">0.44 ms</text:p>
          </table:table-cell>
          <table:table-cell table:style-name="Tabela1.A1" office:value-type="string">
            <text:p text:style-name="P251">0.36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MB</text:p>
          </table:table-cell>
          <table:table-cell table:style-name="Tabela1.A1" office:value-type="string">
            <text:p text:style-name="P252">1.76 ms</text:p>
          </table:table-cell>
          <table:table-cell table:style-name="Tabela1.A1" office:value-type="string">
            <text:p text:style-name="P251">1.30 ms</text:p>
          </table:table-cell>
          <table:table-cell table:style-name="Tabela1.A1" office:value-type="string">
            <text:p text:style-name="P250"/>
          </table:table-cell>
        </table:table-row>
        <text:soft-page-break/>
        <table:table-row>
          <table:table-cell table:style-name="Tabela1.A1" office:value-type="string">
            <text:p text:style-name="P250"/>
          </table:table-cell>
          <table:table-cell table:style-name="Tabela1.A1" office:value-type="string">
            <text:p text:style-name="P253">64 MB</text:p>
          </table:table-cell>
          <table:table-cell table:style-name="Tabela1.A1" office:value-type="string">
            <text:p text:style-name="P252">4.53 ms</text:p>
          </table:table-cell>
          <table:table-cell table:style-name="Tabela1.A1" office:value-type="string">
            <text:p text:style-name="P251">3.87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MB</text:p>
          </table:table-cell>
          <table:table-cell table:style-name="Tabela1.A1" office:value-type="string">
            <text:p text:style-name="P252">6.76 ms</text:p>
          </table:table-cell>
          <table:table-cell table:style-name="Tabela1.A1" office:value-type="string">
            <text:p text:style-name="P251">7.59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GB</text:p>
          </table:table-cell>
          <table:table-cell table:style-name="Tabela1.A1" office:value-type="string">
            <text:p text:style-name="P252">8.61 ms</text:p>
          </table:table-cell>
          <table:table-cell table:style-name="Tabela1.A1" office:value-type="string">
            <text:p text:style-name="P251">8.5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GB</text:p>
          </table:table-cell>
          <table:table-cell table:style-name="Tabela1.A1" office:value-type="string">
            <text:p text:style-name="P252">9.41 ms</text:p>
          </table:table-cell>
          <table:table-cell table:style-name="Tabela1.A1" office:value-type="string">
            <text:p text:style-name="P251">9.2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GB</text:p>
          </table:table-cell>
          <table:table-cell table:style-name="Tabela1.A1" office:value-type="string">
            <text:p text:style-name="P252">10.93 ms</text:p>
          </table:table-cell>
          <table:table-cell table:style-name="Tabela1.A1" office:value-type="string">
            <text:p text:style-name="P251">10.78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64 GB</text:p>
          </table:table-cell>
          <table:table-cell table:style-name="Tabela1.A1" office:value-type="string">
            <text:p text:style-name="P252">10.99 ms</text:p>
          </table:table-cell>
          <table:table-cell table:style-name="Tabela1.A1" office:value-type="string">
            <text:p text:style-name="P251">10.85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GB</text:p>
          </table:table-cell>
          <table:table-cell table:style-name="Tabela1.A1" office:value-type="string">
            <text:p text:style-name="P252">12.19 ms</text:p>
          </table:table-cell>
          <table:table-cell table:style-name="Tabela1.A1" office:value-type="string">
            <text:p text:style-name="P251">12.73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TB</text:p>
          </table:table-cell>
          <table:table-cell table:style-name="Tabela1.A1" office:value-type="string">
            <text:p text:style-name="P252">16.30 ms</text:p>
          </table:table-cell>
          <table:table-cell table:style-name="Tabela1.A1" office:value-type="string">
            <text:p text:style-name="P251">15.72 ms</text:p>
          </table:table-cell>
          <table:table-cell table:style-name="Tabela1.A1" office:value-type="string">
            <text:p text:style-name="P250"/>
          </table:table-cell>
        </table:table-row>
      </table:table>
      <text:p text:style-name="P38"/>
      <text:p text:style-name="P56">Above seek times are averages for single seeks. <text:span text:style-name="T41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0">admitted</text:span> that copy on write also increases wear, shortening the lifespan. <text:span text:style-name="T520">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2"><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4"><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0">the </text:span>three approaches <text:span text:style-name="T429">described below</text:span>, depending on how many entries we expect to hold at any given time. Respective capacities will be tweaked <text:span text:style-name="T418">in order to make performance comparable. As in previous section, we assume hard disks can sustain ~120 MB/s throughput and ~10 ms seek time on average. </text:span></text:p>
      <text:p text:style-name="P44"/>
      <text:p text:style-name="P45">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8">.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3"><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9">6 </text:span>entries<text:span text:style-name="T422">, </text:span><text:span text:style-name="T198">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span text:style-name="T425">Bitmaps can used to track unused space in allocated segments, leading to reusing of nodes or compaction of entire segments</text:span><text:span text:style-name="T426">. This approach has its obvious benefits but one has to remember that most desktops have between 100K and 200K files. </text:span><text:span text:style-name="T425">At this amount of entries, </text:span><text:span text:style-name="T426">B-trees are not necessary and perform worse than a dictionary kept in memory, </text:span><text:span text:style-name="T427">the </text:span><text:span text:style-name="T426">first, diskless approach. </text:span></text:p>
      <text:p text:style-name="P12"/>
      <text:p text:style-name="P13">This argument is basically the same as for inode extent. If <text:span text:style-name="T428">extent dictionary is considered </text:span>as <text:span text:style-name="T428">a </text:span>metadata of some special file then same <text:span text:style-name="T323">theoretical argument can be applied</text:span>. <text:span text:style-name="T519">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8"/>
      <text:h text:style-name="P332" text:outline-level="3"><text:bookmark-start text:name="__RefHeading___Toc4248_1811106159"/>Fsync is not efficient. <text:bookmark-end text:name="__RefHeading___Toc4248_1811106159"/></text:h>
      <text:p text:style-name="P67"><text:span text:style-name="T28">Files </text:span><text:span text:style-name="T122">stored on computers </text:span><text:span text:style-name="T179">become increasingly important as businesses and governments store </text:span><text:soft-page-break/><text:span text:style-name="T179">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4"/>
      <text:p text:style-name="Code_20_Source">int fd = creat("file.new", S_IRUSR|S_IWUSR); </text:p>
      <text:p text:style-name="Code_20_Source">write(fd, buf, <text:span text:style-name="T338">len</text:span>); </text:p>
      <text:p text:style-name="Code_20_Source">fsync(fd); </text:p>
      <text:p text:style-name="Code_20_Source">close(fd); </text:p>
      <text:p text:style-name="Code_20_Source">rename("file.new", "file"); </text:p>
      <text:p text:style-name="P84"/>
      <text:p text:style-name="P85">This approach has been the expected way of achieving atomic changes to files and caused a lot of pain when people were depending on different guarantees than that of fsync. <text:span text:style-name="T32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4">POSIX vs Reality</text:span></text:a><text:span text:style-name="T324">. Heavy reliance on fsync led to a famous major </text:span><text:a xlink:type="simple" xlink:href="https://bugzilla.mozilla.org/show_bug.cgi?id=421482" text:style-name="Internet_20_link" text:visited-style-name="Visited_20_Internet_20_Link"><text:span text:style-name="T324">performance bug</text:span></text:a><text:span text:style-name="T324"> in Firefox. </text:span></text:p>
      <text:p text:style-name="P109"><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0"/>
      <text:p text:style-name="P92">Following code <text:span text:style-name="T351">is not safe on all filesystems but is representative of applications: </text:span></text:p>
      <text:p text:style-name="Code_20_Source">int fd = creat("file.new", S_IRUSR|S_IWUSR); </text:p>
      <text:p text:style-name="Code_20_Source">write(fd, buf, <text:span text:style-name="T338">len</text:span>); </text:p>
      <text:p text:style-name="Code_20_Source">close(fd); </text:p>
      <text:p text:style-name="Code_20_Source">rename("file.new", "file"); </text:p>
      <text:p text:style-name="P93"/>
      <text:p text:style-name="P82">Whatever improvements to filesystems will be made in the future, it seems clear that <text:s/>applications will <text:span text:style-name="T365">continue</text:span> to use the approach established by POSIX and filesystems will have to cooperate. <text:span text:style-name="T32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7">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2"/>
      <text:p text:style-name="P82">Below <text:span text:style-name="T359">is described </text:span>a new <text:span text:style-name="T325">solution</text:span> to <text:span text:style-name="T359">the </text:span>problem <text:span text:style-name="T359">of ensuring consistency </text:span>that <text:span text:style-name="T359">keeps </text:span>files correct <text:span text:style-name="T346">whether</text:span> the POSIX <text:span text:style-name="T346">compliant</text:span> approach <text:span text:style-name="T346">is used or not while performance is approaching no use of fsync at all. </text:span></text:p>
      <text:p text:style-name="P83"/>
      <text:p text:style-name="P86">Consider a filesystem where all operations are both atomic and ordered, <text:span text:style-name="T364">with respect to crash</text:span>. <text:soft-page-break/><text:span text:style-name="T326">Above that fsync calls are implemented as no-op. </text:span></text:p>
      <text:p text:style-name="P86"><text:span text:style-name="T349">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2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6">documentation</text:span></text:a><text:span text:style-name="T32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348">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47">themselves things got broken. System was no longer in a position to tell which blocks were already persisted on the platter and which were still pending. Immediate solution was to implement </text:span><text:span text:style-name="T206">flushing buffers </text:span><text:span text:style-name="T229">th</text:span><text:span text:style-name="T234">r</text:span><text:span text:style-name="T229">ough so called </text:span><text:span text:style-name="T206">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08"><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7"/>
      <text:p text:style-name="P106"><text:soft-page-break/><text:span text:style-name="T447">Consider the folowing layout of a </text:span>filesystem where all operations are atomic and ordered <text:span text:style-name="T350">with respect to crash: </text:span></text:p>
      <text:p text:style-name="P88"/>
      <text:p text:style-name="P88"><text:span text:style-name="T447">F</text:span>irst sector contains <text:span text:style-name="T447">the </text:span>address of last persisted <text:span text:style-name="T447">root inode</text:span>, further sectors <text:span text:style-name="T447">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0"><draw:frame draw:style-name="fr7" draw:name="Copy On Write layout" text:anchor-type="paragraph" svg:width="16.131cm" svg:height="9.95cm" draw:z-index="2"><draw:image xlink:href="../cowlayout.png" xlink:type="simple" xlink:show="embed" xlink:actuate="onLoad"/></draw:frame></text:p>
      <text:p text:style-name="P151">Upgrades can be added. A dictionary that maps <text:span text:style-name="T449">ids</text:span> into disk offsets can be referenced from the header. Directories then associate file names and files associate data with extent ids instead of 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95"/>
      <text:p text:style-name="P152"><text:soft-page-break/><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1"><draw:frame draw:style-name="fr8" draw:name="KeyValue store layout" text:anchor-type="paragraph" svg:width="13.16cm" svg:height="2.29cm" draw:z-index="0"><draw:image xlink:href="../keyvaluelayout.png" xlink:type="simple" xlink:show="embed" xlink:actuate="onLoad"/></draw:frame></text:p>
      <text:p text:style-name="P94">Even simpler document store can be implemented when setcontents method is available. Only one entry can be stored in the file, but it can be arbitrarily complex data structure. <text:span text:style-name="T413">Setcontents is a filesystem operation that truncates the file to zero and writes to it in one combined atomic operation. There is no reference implementation yet. </text:span></text:p>
      <text:p text:style-name="P91"/>
      <text:p text:style-name="P89"/>
      <text:h text:style-name="P333" text:outline-level="3"><text:bookmark-start text:name="__RefHeading___Toc3156_190800628"/>Atomic sector overwrite is not necessary for consistency. <text:bookmark-end text:name="__RefHeading___Toc3156_190800628"/></text:h>
      <text:p text:style-name="P136">Many filesystems but also frameworks like SQLite guarantee consistency by depending on the underlying hard disk to overwrite sectors (512 bytes) atomically. There are some issues with this approach, although <text:span text:style-name="T444">for </text:span>many years <text:span text:style-name="T444">so far </text:span>this approach <text:span text:style-name="T444">seems to have worked </text:span>just fine. First, this simply moves responsibility down the chain. If possible, it is generally a good idea to implement a trait yourself than depend <text:span text:style-name="T439">on</text:span> other frameworks or hardware. This is because the framework below is by definition a responsibility of some other individual or <text:span text:style-name="T444">organization.</text:span> <text:span text:style-name="T440">Many projects in the history of software got exposed to exploits or got broken due to bugs in <text:s/>borrowed code. </text:span>And regarding hard disks specifically, there are some reasons to doubt whether atomic sector writes are indeed <text:span text:style-name="T444">as real as advertised. Personal conversation with Stephen Tweedie is attached </text:span><text:span text:style-name="T444"><text:bibliography-mark text:identifier="Tweedie15" text:bibliography-type="unpublished" text:author="Stephen Tweedie" text:title="Stephen Tweedie Email.txt" text:year="2015">[Tweedie15]</text:bibliography-mark></text:span><text:span text:style-name="T444">, suggesting that each particular hardware system would have to be examined for this trait to exist or not. Therefore, a software solution breaking dependency on the hardware should be taken into consideration. </text:span></text:p>
      <text:p text:style-name="P136"/>
      <text:p text:style-name="P143">There are two ways to implement atomic changes on disk through software. Both no longer require the disk to have atomic sector writes. <text:span text:style-name="T446">However, </text:span>phantom writes, corrupted writes, <text:span text:style-name="T446">and </text:span>misplaced writes are not taken into account. <text:span text:style-name="T446">Also a sector write must not damage anything outside that sector. This requirement is also being exploited by SQLite </text:span><text:span text:style-name="T446"><text:bibliography-mark text:identifier="Pillai13" text:bibliography-type="article" text:author="Thanumalayan Sankaranarayana Pillai, et al" text:title="Towards Efficient, Portable Application-Level Consistency" text:year="2013">[Pillai13]</text:bibliography-mark></text:span><text:span text:style-name="T446">. </text:span></text:p>
      <text:p text:style-name="P136"/>
      <text:p text:style-name="P144"><text:span text:style-name="T203">Ring</text:span><text:span text:style-name="T214"> is a </text:span><text:span text:style-name="T445">disk extent that is sector aligned and long enough to contain some number </text:span>of <text:span text:style-name="T445">data chunks, 2 or more. Chunks </text:span>need to <text:span text:style-name="T445">be of fixed size </text:span>and <text:span text:style-name="T44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7"><draw:frame draw:style-name="fr7" draw:name="Atomic ring" text:anchor-type="paragraph" svg:width="12.741cm" svg:height="3.221cm" draw:z-index="1"><draw:image xlink:href="../atomicring.png" xlink:type="simple" xlink:show="embed" xlink:actuate="onLoad"/></draw:frame><text:soft-page-break/></text:p>
      <text:p text:style-name="P140"/>
      <text:p text:style-name="P145"><text:span text:style-name="T203">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Note that a chain is </text:span><text:span text:style-name="T208">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p>
      <text:p text:style-name="P139"><draw:frame draw:style-name="fr7" draw:name="Atomic chain" text:anchor-type="paragraph" svg:width="15.85cm" svg:height="6.98cm" draw:z-index="14"><draw:image xlink:href="../atomicchain.png" xlink:type="simple" xlink:show="embed" xlink:actuate="onLoad"/></draw:frame></text:p>
      <text:p text:style-name="P138"/>
      <text:h text:style-name="P334" text:outline-level="3"><text:bookmark-start text:name="__RefHeading___Toc3158_190800628"/>First few bytes of file should be easier to read. <text:bookmark-end text:name="__RefHeading___Toc3158_190800628"/></text:h>
      <text:p text:style-name="P142">When a directory is opened in <text:span text:style-name="T441">Nautilus</text:span>, all files within it are scanned with a <text:span text:style-name="T203">file</text:span> command that recognizes their type of content. This is a noticable difference with Windows systems where file name extensions are used <text:span text:style-name="T441">to determine mime type </text:span>instead. Since <text:span text:style-name="T203">file</text:span> command is used often and <text:span text:style-name="T521">probably </text:span>uses only first few bytes, these bytes could also be stored within the inode. If a file gets querie<text:span text:style-name="T441">d</text:span> with <text:span text:style-name="T203">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1"/>
      <text:p text:style-name="P141"/>
      <text:h text:style-name="P335" text:outline-level="3"><text:bookmark-start text:name="__RefHeading___Toc3412_1102112787"/><text:soft-page-break/>Volumes should not be synonymous with partitions. <text:bookmark-end text:name="__RefHeading___Toc3412_1102112787"/></text:h>
      <text:p text:style-name="P147">Filesystems can and should be decoupled from disk partitions on which they reside. <text:span text:style-name="T441">Zetabyte filesystem </text:span><text:span text:style-name="T441"><text:bibliography-mark text:identifier="ZFS" text:bibliography-type="www" text:author="Jeff Bonwick, Bill Moore" text:title="ZFS: The Last Word in File Systems">[ZFS]</text:bibliography-mark></text:span><text:span text:style-name="T44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7" draw:name="Storage pool" text:anchor-type="paragraph" svg:width="7.241cm" svg:height="3.431cm" draw:z-index="15"><draw:image xlink:href="../storagepool.png" xlink:type="simple" xlink:show="embed" xlink:actuate="onLoad"/></draw:frame></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2">this layout. </text:span></text:p>
      <text:p text:style-name="P146"/>
      <text:p text:style-name="P141"/>
      <text:h text:style-name="P336" text:outline-level="3"><text:bookmark-start text:name="__RefHeading___Toc2972_2139278338"/>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3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3">(</text:span>partially<text:span text:style-name="T333">)</text:span> encrypted filesystem seems to be encrypting <text:span text:style-name="T405">selected data structures within </text:span>filesystem itself and not the block storage device <text:span text:style-name="T339">underneath</text:span>. </text:p>
      <text:p text:style-name="P16"/>
      <text:p text:style-name="P18">Consider a filesystem where encryption is applied to data structures <text:span text:style-name="T337">like inodes and data extents, and not raw disk blocks</text:span>. <text:span text:style-name="T33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5">stored </text:span>in the clear. <text:span text:style-name="T33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text:span><text:soft-page-break/><text:span text:style-name="T336">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2">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6"><draw:image xlink:href="../plain.png" xlink:type="simple" xlink:show="embed" xlink:actuate="onLoad"/></draw:frame></text:p>
      <text:p text:style-name="P10"/>
      <text:h text:style-name="P337" text:outline-level="3"><text:bookmark-start text:name="__RefHeading___Toc2974_2139278338"/><text:span text:style-name="T362">Overwriting</text:span> files is not <text:span text:style-name="T362">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ext:span><text:soft-page-break/><text:span text:style-name="T409">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p>
      <text:p text:style-name="P34"/>
      <text:h text:style-name="P338"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text:soft-page-break/>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34"/>
      <text:h text:style-name="P339" text:outline-level="3"><text:bookmark-start text:name="__RefHeading___Toc2978_2139278338"/>Behavior is based on assumptions, not <text:span text:style-name="T435">history. </text:span><text:bookmark-end text:name="__RefHeading___Toc2978_2139278338"/></text:h>
      <text:p text:style-name="P48">Filesystems can gather internal statistics about the files and other data structures, specifically the patters of how they were accessed in the past. <text:span text:style-name="T43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7">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7">W</text:span>hen a file gets accessed more frequently <text:span text:style-name="T437">than others </text:span>it can be selected for defragmentation or compaction more often than other files <text:span text:style-name="T523">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8">n</text:span>s like UX design efficiency. There is no reason why this could not be applied to filesystems as well. </text:p>
      <text:p text:style-name="P53"><text:soft-page-break/></text:p>
      <text:p text:style-name="P53"/>
      <text:h text:style-name="P340" text:outline-level="3"><text:bookmark-start text:name="__RefHeading___Toc8380_1733829396"/>Behavior is based on assumptions, not <text:span text:style-name="T516">requests. </text:span><text:bookmark-end text:name="__RefHeading___Toc8380_1733829396"/></text:h>
      <text:p text:style-name="P54">Future access patterns can also be anticipated <text:span text:style-name="T517">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1" text:outline-level="3"><text:bookmark-start text:name="__RefHeading___Toc2980_2139278338"/><text:span text:style-name="T431">Once</text:span> defined data format is not flexible. <text:bookmark-end text:name="__RefHeading___Toc2980_2139278338"/></text:h>
      <text:p text:style-name="P46">Specifications often define <text:span text:style-name="T433">fixed </text:span>data formats and leave <text:span text:style-name="T433">no allowance for changing on-disk layout in the middle of its lifecycle</text:span>. <text:span text:style-name="T43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4"><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5"><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6"><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0"><draw:image xlink:href="../dirblocks.png" xlink:type="simple" xlink:show="embed" xlink:actuate="onLoad"/></draw:frame></text:p>
      <text:p text:style-name="P22"><text:soft-page-break/>No doubt this approach was beneficial when memory was heavily constrained. Listing and querying entries require<text:span text:style-name="T340">s</text:span> <text:span text:style-name="T340">processing </text:span>only one block at a time. Removing or changing an entry require<text:span text:style-name="T340">s</text:span> writing only one block <text:span text:style-name="T360">to</text:span> disk. <text:span text:style-name="T34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2">At most, extent could be aligned to block boundaries wasting only some fragment of the last block, often called a </text:span><text:span text:style-name="T205">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99"><draw:frame draw:style-name="fr6" draw:name="Complete inode no waste" text:anchor-type="paragraph" svg:width="8.08cm" svg:height="2.311cm" draw:z-index="21"><draw:image xlink:href="../dirextent.png" xlink:type="simple" xlink:show="embed" xlink:actuate="onLoad"/></draw:frame></text:p>
      <text:p text:style-name="P99">Another example, <text:span text:style-name="T34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34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345">more chunks follow</text:span>. For example, number<text:span text:style-name="T345">s</text:span> 200 <text:span text:style-name="T345">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2"><draw:image xlink:href="../varint.png" xlink:type="simple" xlink:show="embed" xlink:actuate="onLoad"/></draw:frame></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2" text:outline-level="3"><text:bookmark-start text:name="__RefHeading___Toc3346_814789060"/>Passwords are not usable. <text:bookmark-end text:name="__RefHeading___Toc3346_814789060"/></text:h>
      <text:p text:style-name="P169">Textual passwords have been and still are being used for protecting encrypted disks. However, passwords are hard to remember and do not have enough entropy. Keyfiles were introduced as an alternative and became a moderete successor. </text:p>
      <text:p text:style-name="P169"><text:soft-page-break/></text:p>
      <text:p text:style-name="P169">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8">QR codes. </text:span></text:p>
      <text:p text:style-name="P170"/>
      <text:h text:style-name="P34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49">ZFS: Jeff Bonwick, Bill Moore, ZFS: The Last Word in File Systems, , </text:p>
          <text:p text:style-name="P349">Rosenblum91: Mendel Rosenblum and John K. Ousterhout, The Design and Implementation of a Log-Structured File System, 1991</text:p>
          <text:p text:style-name="P349">Mathur07: Avantika Mathur et al., The new ext4 filesystem: current status and future plans, 2007, https://www.kernel.org/doc/ols/2007/ols2007v2-pages-21-34.pdf</text:p>
          <text:p text:style-name="P349">McKusi84: Marshall Kirk Mckusick, William N. Joy, Samuel J. Leffler, Robert S. Fabry, A Fast File System for UNIX, 1984</text:p>
          <text:p text:style-name="P349">Twee00: Steven Tweedie, EXT3, Journaling Filesystem, 2000, http://olstrans.sourceforge.net/release/OLS2000-ext3/OLS2000-ext3.html</text:p>
          <text:p text:style-name="P349">OSTEP: Remzi H. Arpaci-Dusseau, Andrea C. Arpaci-Dusseau, Operating Systems: Three Easy Pieces, 2015, http://pages.cs.wisc.edu/~remzi/OSTEP/</text:p>
          <text:p text:style-name="P349">Rodeh12: Ohad Rodeh, BTRFS: The Linux B-tree Filesystem, 2012</text:p>
          <text:p text:style-name="P349">Agraw07: Nitin Agrawal, William J. Bolosky, John R. Douceur, Jacob R. Lorch, A Five-Year Study of File-System Metadata, 2007</text:p>
          <text:p text:style-name="P349">Douceur99: John R. Douceur and William J. Bolosky, A Large-Scale Study of File-System Contents, 1999</text:p>
          <text:p text:style-name="P349">Patterson: David A. Patterson, Kimberly K. Keeton, Hardware Technology Trends and Database Opportunities, </text:p>
          <text:p text:style-name="P349">Pillai13: Thanumalayan Sankaranarayana Pillai, et al, Towards Efficient, Portable Application-Level Consistency, 2013</text:p>
          <text:p text:style-name="P349">Tweedie15: Stephen Tweedie, Stephen Tweedie Email.txt, 2015</text:p>
          <text:p text:style-name="P349">Gutmann96: Peter Gutmann, Secure Deletion of Data from Magnetic andSolid-State Memory, 1996</text:p>
        </text:index-body>
      </text:bibliography>
      <text:p text:style-name="Text_20_body"/>
      <text:p text:style-name="P153">Please know that all cited documents are saved in project's repository and you do not have to search the web to read them. This includes cited web pages. </text:p>
      <text:p text:style-name="Standard"/>
      <text:p text:style-name="P246"/>
      <text:h text:style-name="P330"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0">Preliminary design</text:span><text:line-break/><text:span text:style-name="T11">Layout for a versatile filesystem</text:span><text:bookmark-end text:name="__RefHeading___Toc4040_138362386"/></text:h>
      <text:p text:style-name="P244">Arkadiusz Bulski</text:p>
      <text:p text:style-name="P244"/>
      <text:h text:style-name="Heading_20_2" text:outline-level="2"><text:bookmark-start text:name="__RefHeading___Toc6567_138362386"/>Introduction<text:bookmark-end text:name="__RefHeading___Toc6567_138362386"/></text:h>
      <text:p text:style-name="P204">[<text:span text:style-name="T492">this chapter is in progress, you may want to read it later</text:span>]</text:p>
      <text:p text:style-name="P158"/>
      <text:p text:style-name="P158"/>
      <text:h text:style-name="P343" text:outline-level="3"><text:bookmark-start text:name="__RefHeading___Toc4042_138362386"/>Data structure hierarchy<text:bookmark-end text:name="__RefHeading___Toc4042_138362386"/></text:h>
      <text:p text:style-name="P161"><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6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4">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5">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56">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56"/>
      <text:p text:style-name="P157">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57">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59"><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9"/>
      <text:p text:style-name="P159"/>
      <text:h text:style-name="P344"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0">is the top most structure. <text:span text:style-name="T512">Every backend (disk) in the pool has the first segment used for 2 rings. First ring keeps a serialized blob of </text:span><text:span text:style-name="T209">diskdict</text:span><text:span text:style-name="T271"> while the second ring contains a </text:span><text:span text:style-name="T512">serialized blob of </text:span><text:span text:style-name="T210">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60"/>
      <text:p text:style-name="P98">Diskdict contains:</text:p>
      <text:list xml:id="list2877227666420545831" text:style-name="L1">
        <text:list-item>
          <text:p text:style-name="P255"><text:span text:style-name="T214">Checksum covering further fields, </text:span><text:span text:style-name="T309">not keyed. </text:span></text:p>
        </text:list-item>
        <text:list-item>
          <text:p text:style-name="P264"><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96"/>
      <text:p text:style-name="P97">Pooldict contains: </text:p>
      <text:list xml:id="list4833100978113898878" text:style-name="L2">
        <text:list-item>
          <text:p text:style-name="P256"><text:span text:style-name="T214">Checksum covering further fields, </text:span><text:span text:style-name="T309">not keyed. </text:span></text:p>
        </text:list-item>
        <text:list-item>
          <text:p text:style-name="P265"><text:span text:style-name="T214">Unique long random id of the pool. </text:span><text:span text:style-name="T274">This can be used to </text:span><text:span text:style-name="T282">differentiate</text:span><text:span text:style-name="T274"> between pools. </text:span></text:p>
        </text:list-item>
        <text:list-item>
          <text:p text:style-name="P266"><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68">End of existing disk space ranges. This gets incremented when a new backend is added and is never decremented, even when a backend is removed. </text:p>
        </text:list-item>
        <text:list-item>
          <text:p text:style-name="P271"><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2"/>
      <text:h text:style-name="Heading_20_4" text:outline-level="4"><text:bookmark-start text:name="__RefHeading___Toc12230_1922678716"/>Volume <text:bookmark-end text:name="__RefHeading___Toc12230_1922678716"/></text:h>
      <text:p text:style-name="P20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68"><text:soft-page-break/></text:p>
      <text:p text:style-name="P168">Fsdict contains: </text:p>
      <text:list xml:id="list8290188482767882279" text:style-name="L3">
        <text:list-item>
          <text:p text:style-name="P257"><text:span text:style-name="T214">Checksum covering further fields, </text:span><text:span text:style-name="T306">keyed from </text:span><text:span text:style-name="T307">pooldict</text:span><text:span text:style-name="T306">. </text:span></text:p>
        </text:list-item>
        <text:list-item>
          <text:p text:style-name="P267"><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72"><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73"><text:span text:style-name="T302">R</text:span><text:span text:style-name="T214">oot directory extent id. Alternatively it could be defined constant. </text:span></text:p>
        </text:list-item>
        <text:list-item>
          <text:p text:style-name="P274"><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75"><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69">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276"><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70">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277"><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78"><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79"><text:span text:style-name="T295">E</text:span><text:span text:style-name="T214">ncryption and authentication keys </text:span><text:span text:style-name="T321">and schemes </text:span><text:span text:style-name="T214">to all mentioned data structures </text:span><text:span text:style-name="T299">and the </text:span><text:span text:style-name="T214">selection of cryptographic algorithms</text:span><text:span text:style-name="T299">, independently for each external data structure. </text:span></text:p>
        </text:list-item>
      </text:list>
      <text:p text:style-name="P163"/>
      <text:h text:style-name="Heading_20_4" text:outline-level="4"><text:bookmark-start text:name="__RefHeading___Toc8225_175525380"/>Under <text:span text:style-name="T515">volume </text:span><text:bookmark-end text:name="__RefHeading___Toc8225_175525380"/></text:h>
      <text:p text:style-name="P202"><text:span text:style-name="T515">There </text:span>are few data structures that are not contained but referenced, such as the journal, <text:span text:style-name="T476">and </text:span>the extent map <text:span text:style-name="T477">(which switches between two representantations)</text:span>. </text:p>
      <text:p text:style-name="P163"/>
      <text:p text:style-name="P180">Extent map chain chunk <text:span text:style-name="T491">content</text:span>: </text:p>
      <text:list xml:id="list604599845399998061" text:style-name="L4">
        <text:list-item>
          <text:p text:style-name="P282">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66"/>
      <text:p text:style-name="P180">Extent map B-tree chunk <text:span text:style-name="T491">content</text:span>: </text:p>
      <text:list xml:id="list699501950510942088" text:style-name="L5">
        <text:list-item>
          <text:p text:style-name="P284">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284">Concatenation of fixed size <text:span text:style-name="T475">pointers to other chunks, each in unified disk space. </text:span></text:p>
        </text:list-item>
      </text:list>
      <text:p text:style-name="P167"><text:soft-page-break/></text:p>
      <text:p text:style-name="P190">Journal chunk content: </text:p>
      <text:list xml:id="list819531857492755674" text:style-name="L6">
        <text:list-item>
          <text:p text:style-name="P285">List of variable size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286">(Initialized volume) <text:span text:style-name="T507">No fields. This is used for informing the user. </text:span></text:p>
            </text:list-item>
            <text:list-item>
              <text:p text:style-name="P288">(Mounted volume) No fields. This is used for informing the user. </text:p>
            </text:list-item>
            <text:list-item>
              <text:p text:style-name="P289">(Opened file) <text:span text:style-name="T500">Inode id of parent directory inode as varint, </text:span>file inode id as varint, <text:span text:style-name="T500">length of the path as varint, path as UTF8 encoded string. </text:span></text:p>
            </text:list-item>
            <text:list-item>
              <text:p text:style-name="P287">(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285">(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290">(Appended to file) <text:span text:style-name="T495">(</text:span>same <text:span text:style-name="T497">fields </text:span>as <text:span text:style-name="T499">file write)</text:span></text:p>
            </text:list-item>
            <text:list-item>
              <text:p text:style-name="P285">(Truncated file) Inode id as <text:span text:style-name="T496">var</text:span>int. <text:span text:style-name="T493">File’s chunk map represents the truncation as one of the chunks but using a different type of entry does not require reading the inode to differenciate between chunks representing writes and trucations. </text:span></text:p>
            </text:list-item>
            <text:list-item>
              <text:p text:style-name="P291">(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292">(Removed file) File inode id as varint, parent directory inode id as varint, path length as varint, path as UTF8 encoded string. </text:p>
            </text:list-item>
            <text:list-item>
              <text:p text:style-name="P293">(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4">(Removed directory) <text:span text:style-name="T50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7"/>
      <text:h text:style-name="Heading_20_4" text:outline-level="4"><text:bookmark-start text:name="__RefHeading___Toc12232_1922678716"/>Extents <text:bookmark-end text:name="__RefHeading___Toc12232_1922678716"/></text:h>
      <text:p text:style-name="P174">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71"/>
      <text:p text:style-name="P171">File inode: </text:p>
      <text:list xml:id="list112664489609913835" text:style-name="L7">
        <text:list-item>
          <text:p text:style-name="P258">Checksum covering further fields, <text:span text:style-name="T479">keyed from any parent directory, parametrized by id. </text:span></text:p>
        </text:list-item>
        <text:list-item>
          <text:p text:style-name="P295">Unique volume wide id. This is the same id that is used by the extent map to translate into extent info. <text:span text:style-name="T481">Also it is the revision number of the file creation operation. </text:span></text:p>
        </text:list-item>
        <text:list-item>
          <text:p text:style-name="P295">Hard links, as a list of extent ids. <text:span text:style-name="T460">These</text:span> are ids of parent directory inodes that reference this file. <text:span text:style-name="T460">Analogously the directory inodes keep id of the file assigned to the filename. </text:span></text:p>
        </text:list-item>
        <text:list-item>
          <text:p text:style-name="P298">Suggested filename. This is for recovery only. If all parent directories are damaged, then this name will be assigned to this file and put into a recovery directory. </text:p>
        </text:list-item>
        <text:list-item>
          <text:p text:style-name="P301">Chunk map, as a list of tuples containing: revision number, byte range in content space, extent id of the data extent in which it is stored, byte range within that data extent (can be <text:span text:style-name="T466">shorter</text:span> due to compression, <text:span text:style-name="T485">equal means no compression</text:span>). <text:span text:style-name="T461">Some chunks represent file </text:span><text:soft-page-break/><text:span text:style-name="T461">truncation and holes, and do not refer to any extent. Also some chunks refer to ownership or permission changes, or extended attributes changes, and therefore are interpretted differently. </text:span></text:p>
        </text:list-item>
        <text:list-item>
          <text:p text:style-name="P302">Ignored revisions, as a list of revision ranges. This is <text:span text:style-name="T462">only </text:span>used when reverting. Journal provides explanations of each revision and snapshots point to particular revisions. </text:p>
        </text:list-item>
        <text:list-item>
          <text:p text:style-name="P305">File size, owner and permissions, <text:span text:style-name="T468">first 64 bytes of content</text:span> for the newest revision. Those can be computed from the chunk map for any revision but newest values are cached here.</text:p>
        </text:list-item>
        <text:list-item>
          <text:p text:style-name="P305"><text:span text:style-name="T504">Datetimes for atime, mtime, ctime. These are not affected by revisioning. </text:span><text:s/></text:p>
        </text:list-item>
        <text:list-item>
          <text:p text:style-name="P280"><text:span text:style-name="T295">E</text:span><text:span text:style-name="T214">ncryption and authentication keys </text:span><text:span text:style-name="T321">and schemes </text:span><text:span text:style-name="T214">to </text:span><text:span text:style-name="T305">be used on chunks </text:span><text:span text:style-name="T299">and </text:span><text:span text:style-name="T214">selection of cryptographic algorithms</text:span><text:span text:style-name="T299">. </text:span></text:p>
        </text:list-item>
        <text:list-item>
          <text:p text:style-name="P307"><text:span text:style-name="T299">Padding bytes. </text:span><text:span text:style-name="T311">These bytes are discarded during parsing. </text:span></text:p>
        </text:list-item>
      </text:list>
      <text:p text:style-name="P175">In memory only: </text:p>
      <text:list xml:id="list7946541122744447438" text:style-name="L8">
        <text:list-item>
          <text:p text:style-name="P309">Is dirty, as a boolean flag. When set this means the inode needs to be persisted, even if there are no dirty <text:span text:style-name="T467">data </text:span>chunks. </text:p>
        </text:list-item>
        <text:list-item>
          <text:p text:style-name="P312">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p>
        </text:list-item>
        <text:list-item>
          <text:p text:style-name="P31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8"/>
      <text:p text:style-name="P172"><text:span text:style-name="T468">Directory</text:span> inode: </text:p>
      <text:list xml:id="list223144669110588" text:continue-list="list112664489609913835" text:style-name="L7">
        <text:list-item>
          <text:p text:style-name="P259">Checksum covering further fields, <text:span text:style-name="T479">keyed from any parent directory, parametrized by id. Root directory is keyed from fsdict. </text:span></text:p>
        </text:list-item>
        <text:list-item>
          <text:p text:style-name="P296">Unique volume wide id. This is the same id that is used by the extent map to translate into extent info. <text:span text:style-name="T481">Also it is the revision number of the dir creation operation. </text:span></text:p>
        </text:list-item>
        <text:list-item>
          <text:p text:style-name="P299">Suggested filename. This is for recovery only. If all parent directories are damaged, then this name will be assigned and put into a recovery directory. </text:p>
        </text:list-item>
        <text:list-item>
          <text:p text:style-name="P316">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ted differently. </text:span></text:p>
        </text:list-item>
        <text:list-item>
          <text:p text:style-name="P303">Ignored revisions, as a list of revision ranges. This is <text:span text:style-name="T462">only </text:span>used when reverting. Journal provides explanations of each revision and snapshots point to particular revisions. </text:p>
        </text:list-item>
        <text:list-item>
          <text:p text:style-name="P306"><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05"><text:span text:style-name="T504">Datetimes for atime, mtime, ctime. These are not affected by revisioning. </text:span><text:s/></text:p>
        </text:list-item>
        <text:list-item>
          <text:p text:style-name="P281"><text:span text:style-name="T295">E</text:span><text:span text:style-name="T214">ncryption and authentication keys </text:span><text:span text:style-name="T321">and schemes </text:span><text:span text:style-name="T214">to </text:span><text:span text:style-name="T305">be used on inodes </text:span><text:span text:style-name="T299">and </text:span><text:span text:style-name="T214">selection of cryptographic algorithms</text:span><text:span text:style-name="T299">. </text:span></text:p>
        </text:list-item>
        <text:list-item>
          <text:p text:style-name="P307"><text:span text:style-name="T299">Padding bytes. </text:span><text:span text:style-name="T311">These bytes are discarded during parsing. </text:span></text:p>
        </text:list-item>
      </text:list>
      <text:p text:style-name="P176">In memory only: </text:p>
      <text:list xml:id="list1748412020528019171" text:style-name="L9">
        <text:list-item>
          <text:p text:style-name="P310">Is dirty, as a boolean flag. When set this means the inode needs to be persisted, <text:span text:style-name="T471">because some fields were changed. </text:span></text:p>
        </text:list-item>
        <text:list-item>
          <text:p text:style-name="P31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3"><text:span text:style-name="T472">Symlink </text:span>inode: </text:p>
      <text:list xml:id="list223143719135855" text:continue-list="list223144669110588" text:style-name="L7">
        <text:list-item>
          <text:p text:style-name="P259">Checksum covering further fields, <text:span text:style-name="T479">keyed from any parent directory, parametrized by id.</text:span></text:p>
        </text:list-item>
        <text:list-item>
          <text:p text:style-name="P296"><text:soft-page-break/>Unique volume wide id. This is the same id that is used by the extent map to translate into extent info. <text:span text:style-name="T481">Also it is the revision number of the link creation operation. </text:span></text:p>
        </text:list-item>
        <text:list-item>
          <text:p text:style-name="P300">Suggested filename. This is for recovery only. If all parent directories are damaged, then this name will be assigned and put into a recovery directory. </text:p>
        </text:list-item>
        <text:list-item>
          <text:p text:style-name="P317">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ted differently. </text:span></text:p>
        </text:list-item>
        <text:list-item>
          <text:p text:style-name="P304">Ignored revisions, as a list of revision ranges. This is <text:span text:style-name="T462">only </text:span>used when reverting. Journal provides explanations of each revision and snapshots point to particular revisions. </text:p>
        </text:list-item>
        <text:list-item>
          <text:p text:style-name="P305"><text:span text:style-name="T504">O</text:span>wner and permissions, <text:span text:style-name="T504">and target </text:span>for the newest revision. Those can be computed from the chunk map for any revision but newest values are cached here.</text:p>
        </text:list-item>
        <text:list-item>
          <text:p text:style-name="P305"><text:span text:style-name="T504">Datetimes for atime, mtime, ctime. These are not affected by revisioning. </text:span><text:s/></text:p>
        </text:list-item>
        <text:list-item>
          <text:p text:style-name="P307">Padding bytes. <text:span text:style-name="T483">These bytes are discarded during parsing. </text:span></text:p>
        </text:list-item>
      </text:list>
      <text:p text:style-name="P177">In memory only: </text:p>
      <text:list xml:id="list650031294888652890" text:style-name="L10">
        <text:list-item>
          <text:p text:style-name="P311">Is dirty, as a boolean flag. When set this means the inode needs to be persisted, <text:span text:style-name="T471">because some fields were changed. </text:span></text:p>
        </text:list-item>
        <text:list-item>
          <text:p text:style-name="P31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9">Data extent: </text:p>
      <text:list xml:id="list2196910896209371777" text:style-name="L11">
        <text:list-item>
          <text:p text:style-name="P260">Checksum covering further fields, <text:span text:style-name="T482">keyed from the file inode, paramerized by id. </text:span></text:p>
        </text:list-item>
        <text:list-item>
          <text:p text:style-name="P297">Unique incremental volume wide id. This is the same id that is used by the extent map to translate into extent info. <text:span text:style-name="T481">Also it is the revision number of the checkpointing operation. </text:span></text:p>
        </text:list-item>
        <text:list-item>
          <text:p text:style-name="P318">Concatenation of <text:span text:style-name="T478">variable size </text:span>data chunks. </text:p>
        </text:list-item>
        <text:list-item>
          <text:p text:style-name="P308">Padding bytes. Extents must be sector aligned. Since the file inode keeps track of internal chunk structure, it does not matter how much bytes were added. Extent map keeps track of extent’s size. <text:span text:style-name="T484">Chunks do not need padding. </text:span></text:p>
        </text:list-item>
      </text:list>
      <text:p text:style-name="P183"/>
      <text:p text:style-name="P184">Data chunk: </text:p>
      <text:list xml:id="list7462671366734345822" text:style-name="L12">
        <text:list-item>
          <text:p text:style-name="P261">Checksum covering further fields, <text:span text:style-name="T482">keyed from the file inode, paramerized by id.</text:span></text:p>
        </text:list-item>
        <text:list-item>
          <text:p text:style-name="P319">Data, as bytes. Chunk map keeps track of this field’s size. </text:p>
        </text:list-item>
      </text:list>
      <text:p text:style-name="P184"/>
      <text:h text:style-name="Heading_20_4" text:outline-level="4"><text:bookmark-start text:name="__RefHeading___Toc12234_1922678716"/>Some data structures <text:bookmark-end text:name="__RefHeading___Toc12234_1922678716"/></text:h>
      <text:p text:style-name="P189">like diskdict, pooldict, and fsdict are stored in rings and the extent map, and journal entries as stored in chains. These two generic data structures are described below. </text:p>
      <text:p text:style-name="P188"/>
      <text:p text:style-name="P188">Ring extent: </text:p>
      <text:list xml:id="list6854053972726592346" text:style-name="L13">
        <text:list-item>
          <text:p text:style-name="P320">Concatenation of fixed size chunks. </text:p>
        </text:list-item>
        <text:list-item>
          <text:p text:style-name="P320">Padding bytes. The extent must be sector aligned. Sector size is externally provided. </text:p>
        </text:list-item>
      </text:list>
      <text:p text:style-name="P188"/>
      <text:p text:style-name="P188">Ring chunk: </text:p>
      <text:list xml:id="list2943107246006734667" text:style-name="L14">
        <text:list-item>
          <text:p text:style-name="P262">Checksum covering further fields, <text:span text:style-name="T489">can be keyed or parametrized. </text:span></text:p>
        </text:list-item>
        <text:list-item>
          <text:p text:style-name="P321">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1"><text:soft-page-break/>Length of data, in bytes. </text:p>
        </text:list-item>
        <text:list-item>
          <text:p text:style-name="P321">Data <text:span text:style-name="T490">blob</text:span>. </text:p>
        </text:list-item>
      </text:list>
      <text:p text:style-name="P188"/>
      <text:p text:style-name="P188">Chain extent: </text:p>
      <text:list xml:id="list3431792612207434037" text:style-name="L15">
        <text:list-item>
          <text:p text:style-name="P322">Concatenation of variable size chunks. </text:p>
        </text:list-item>
      </text:list>
      <text:p text:style-name="P188"/>
      <text:p text:style-name="P188">Chain chunk: </text:p>
      <text:list xml:id="list1970973548188735772" text:style-name="L16">
        <text:list-item>
          <text:p text:style-name="P263">Checksum covering further fields, <text:span text:style-name="T490">can be keyed or parametrized. </text:span></text:p>
        </text:list-item>
        <text:list-item>
          <text:p text:style-name="P323">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283">Length <text:span text:style-name="T474">of data, in bytes. </text:span></text:p>
        </text:list-item>
        <text:list-item>
          <text:p text:style-name="P283"><text:span text:style-name="T474">Length of </text:span>padding, in bytes. </text:p>
        </text:list-item>
        <text:list-item>
          <text:p text:style-name="P283">Data blob. </text:p>
        </text:list-item>
        <text:list-item>
          <text:p text:style-name="P283">Padding bytes. Chunks must be sector aligned. <text:span text:style-name="T488">Sector size is provided in fsdict. </text:span></text:p>
        </text:list-item>
      </text:list>
      <text:p text:style-name="P185"/>
      <text:p text:style-name="P185"/>
      <text:h text:style-name="P345"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4">manipulating</text:span> files and directories is the same. Only one of the interfaces above needs to be truly implemented, as other can be mere wrappers. </text:p>
      <text:p text:style-name="P184"/>
      <text:p text:style-name="P187">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6"/>
      <text:p text:style-name="P19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1">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503">added. Inode is retained in memory and considered dirty. </text:span></text:p>
      <text:p text:style-name="P193"/>
      <text:p text:style-name="P19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6">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3"/>
      <text:p text:style-name="P194">Writing to a file: Open handle is used to find the inode in memory. <text:span text:style-name="T503">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1"/>
      <text:p text:style-name="P197">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97"/>
      <text:p text:style-name="P198">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98"/>
      <text:p text:style-name="P199">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11">chunk </text:span>with own checksum. Inode chunk map is updated with <text:span text:style-name="T509">new </text:span>extent id <text:span text:style-name="T509">(new revision number for each data extent) </text:span>and internal offsets and lengths. <text:span text:style-name="T509">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2"/>
      <text:p text:style-name="P203">[awaiting: creating snapshots, browsing revision history, reverting to a revision, <text:span text:style-name="T514">transactions, anonymous files, truncation, </text:span>cloning files, scrubbing process, conduits for ioctl, etc]</text:p>
      <text:p text:style-name="P182"/>
      <text:h text:style-name="P331" text:outline-level="1"><draw:frame draw:style-name="fr1" draw:name="Logo over QA" text:anchor-type="paragraph" svg:x="14.944cm" svg:y="-0.289cm" svg:width="2cm" svg:height="1.55cm" draw:z-index="24"><draw:image xlink:href="../../logotypes/2.sv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69">What control will a user have over wiping of files? Wiping of files is not practical? You mean manual wiping? </text:p>
      <text:p text:style-name="P110">There are two different <text:span text:style-name="T396">actions, regular deletion and permanent deletion</text:span>. One is reversible and other is <text:span text:style-name="T395">permanent. Please refer to answer to next question.</text:span></text:p>
      <text:p text:style-name="P129">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3">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69">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5"><text:span text:style-name="T389">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13"/>
      <text:p text:style-name="P69">History of changes to files means that all versions of the file remain stored, or at least a history that can be viewed. <text:span text:style-name="T404">I</text:span>sn’t that impractical in some cases of <text:span text:style-name="T369">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69">Deleted files are permanently gone, how would that be done? In comparison to saving file history...</text:p>
      <text:p text:style-name="P124">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69">Legal questions, may use of the program encounter difficulties with existing laws in some countries? </text:p>
      <text:p text:style-name="P111">Depending on <text:span text:style-name="T373">your country of residence, you may be: </text:span></text:p>
      <text:list xml:id="list1868578575030228382" text:style-name="L17">
        <text:list-item>
          <text:p text:style-name="P324">forbidden from using cryptographic products in general</text:p>
        </text:list-item>
        <text:list-item>
          <text:p text:style-name="P325">required to get license or send notification before import<text:span text:style-name="T374">ing</text:span></text:p>
        </text:list-item>
        <text:list-item>
          <text:p text:style-name="P326">required to disclose cryptographic keys to authorities in advance</text:p>
        </text:list-item>
        <text:list-item>
          <text:p text:style-name="P327">asked to <text:span text:style-name="T397">enter password and hand over </text:span>your laptop</text:p>
        </text:list-item>
        <text:list-item>
          <text:p text:style-name="P326">asked if you have any other undisclosed encrypted partitions</text:p>
        </text:list-item>
        <text:list-item>
          <text:p text:style-name="P328">subpoenaed <text:span text:style-name="T375">to produce </text:span>keys or <text:span text:style-name="T375">de</text:span>crypted data <text:span text:style-name="T375">itself</text:span></text:p>
        </text:list-item>
        <text:list-item>
          <text:p text:style-name="P328">jailed for long time or until your produce encryption keys</text:p>
        </text:list-item>
      </text:list>
      <text:p text:style-name="P112">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0">On mission document, page 3, I found top 3 things what lacks today in a filesystem: versioning, secure deletion and disk utilisation. </text:p>
      <text:p text:style-name="P117">There are also other features but <text:span text:style-name="T382">some are so specialized that clearly there will not be many people that will have a use for them. This project aims to deliver a versatile filesystem that will be useful to everybody. </text:span></text:p>
      <text:p text:style-name="P114"/>
      <text:p text:style-name="P115"><text:span text:style-name="T381">Compression </text:span><text:span text:style-name="T379">is great, </text:span><text:span text:style-name="T380">but s</text:span><text:span text:style-name="T379">ome files should not be compressed for performance. </text:span></text:p>
      <text:p text:style-name="P130">Some files are almost impossible to compress, audio video formats are a good example. However, performance <text:span text:style-name="T390">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text:soft-page-break/></text:p>
      <text:p text:style-name="P72">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1">And yes, versioning. How many times I have seen this, especially programmers who do not utilize software versioning. I have seen it even at my work now. Version control, is that what you mean? </text:p>
      <text:p text:style-name="P131">There are two features that may be used to revert changes. <text:span text:style-name="T38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3">Lastly, you said about having it's own type of recovery. Explain in detail how it will recover or roll back. </text:p>
      <text:p text:style-name="P118">Early filesystems like Fast File System and it's descendant Ext2 depended on running a program called <text:span text:style-name="T203">fsck</text:span> that scanned all inodes after an interruption. Later filesystems like Ext3 were using journaling to reapply <text:span text:style-name="T398">a set of changed blocks</text:span>. Later filesystems like Btrfs <text:span text:style-name="T387">and ZFS </text:span>started using copy on write <text:span text:style-name="T386">and checksums</text:span>. <text:span text:style-name="T391">The state of the art solution would perhaps comprise of copy on write, checksums, and intents. </text:span></text:p>
      <text:p text:style-name="P119">From user's perspective one thing should be noticeable: recovery should happen lazily. Mounting an interrupted filesystem should <text:span text:style-name="T391">be achievable in </text:span>sub-second time. Files that were <text:span text:style-name="T391">not closed properly require maintenance and will be scrutinized </text:span>either <text:span text:style-name="T391">at opening </text:span>or during routine scrubbing, whichever comes first. <text:span text:style-name="T391">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88">and intents</text:span>. <text:span text:style-name="T39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4T22:31:42.509122621">2017-02-24</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5H20M25S</meta:editing-duration>
    <meta:editing-cycles>956</meta:editing-cycles>
    <meta:generator>LibreOffice/5.2.2.2$Linux_X86_64 LibreOffice_project/20m0$Build-2</meta:generator>
    <dc:date>2017-02-24T22:31:42.432938195</dc:date>
    <meta:document-statistic meta:table-count="1" meta:image-count="22" meta:object-count="3" meta:page-count="42" meta:paragraph-count="436" meta:word-count="18244" meta:character-count="111730" meta:non-whitespace-character-count="9370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